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TIXGeneral" svg:font-family="STIXGeneral"/>
    <style:font-face style:name="STIXGeneral1" svg:font-family="STIXGeneral, 'Arial Unicode MS', 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6" style:family="paragraph" style:parent-style-name="Text_20_body" style:list-style-name="L1">
      <style:paragraph-properties fo:margin-left="0.4165in" fo:margin-right="0in" fo:margin-top="0in" fo:margin-bottom="0in" loext:contextual-spacing="false" fo:text-align="start" style:justify-single-word="false" fo:text-indent="0in" style:auto-text-indent="false" fo:padding="0in" fo:border="none"/>
      <style:text-properties loext:padding="0in" loext:border="none"/>
    </style:style>
    <style:style style:name="P7" style:family="paragraph" style:parent-style-name="Text_20_body" style:list-style-name="L1">
      <style:paragraph-properties fo:margin-left="0.4165in" fo:margin-right="0in" fo:margin-top="0in" fo:margin-bottom="0in" loext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.416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9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10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style:font-name-asian="Microsoft YaHei" style:font-size-asian="16.5pt" style:font-weight-asian="bold" loext:padding="0in" loext:border="none"/>
    </style:style>
    <style:style style:name="P11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loext:padding="0in" loext:border="none"/>
    </style:style>
    <style:style style:name="P12" style:family="paragraph" style:parent-style-name="Heading_20_2">
      <style:paragraph-properties fo:margin-left="0in" fo:margin-right="0in" fo:margin-top="0.0835in" fo:margin-bottom="0.1665in" loext:contextual-spacing="false" style:line-height-at-least="0.3335in" fo:text-indent="0in" style:auto-text-indent="false" fo:padding="0in" fo:border="none"/>
      <style:text-properties fo:color="#4f4f4f" style:font-name-asian="Microsoft YaHei" style:font-size-asian="18pt" style:font-weight-asian="bold" loext:padding="0in" loext:border="none"/>
    </style:style>
    <style:style style:name="P13" style:family="paragraph" style:parent-style-name="Heading_20_2">
      <style:paragraph-properties fo:margin-left="0in" fo:margin-right="0in" fo:margin-top="0.0835in" fo:margin-bottom="0.1665in" loext:contextual-spacing="false" style:line-height-at-least="0.3335in" fo:text-indent="0in" style:auto-text-indent="false" fo:padding="0in" fo:border="none"/>
      <style:text-properties fo:color="#4f4f4f" style:font-name="Microsoft YaHei" fo:font-size="18pt" fo:font-weight="bold" loext:padding="0in" loext:border="non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15" style:family="paragraph" style:parent-style-name="Preformatted_20_Text">
      <style:paragraph-properties fo:margin-top="0in" fo:margin-bottom="0in" loext:contextual-spacing="false" style:line-height-at-least="0.2291in" fo:padding="0in" fo:border="none"/>
    </style:style>
    <style:style style:name="P16" style:family="paragraph" style:parent-style-name="Heading_20_4">
      <style:paragraph-properties fo:margin-left="0in" fo:margin-right="0in" fo:margin-top="0.0835in" fo:margin-bottom="0.1665in" loext:contextual-spacing="false" style:line-height-at-least="0.2917in" fo:text-indent="0in" style:auto-text-indent="false" fo:padding="0in" fo:border="none"/>
      <style:text-properties fo:color="#4f4f4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/>
    </style:style>
    <style:style style:name="T3" style:family="text">
      <style:text-properties style:font-name="Microsoft YaHei" fo:font-size="12pt" fo:font-weight="normal"/>
    </style:style>
    <style:style style:name="T4" style:family="text">
      <style:text-properties style:font-name="Microsoft YaHei" fo:font-size="12pt" fo:font-weight="bold" loext:padding="0in" loext:border="none"/>
    </style:style>
    <style:style style:name="T5" style:family="text">
      <style:text-properties style:font-name="Microsoft YaHei" fo:font-size="12pt" loext:padding="0in" loext:border="none"/>
    </style:style>
    <style:style style:name="T6" style:family="text">
      <style:text-properties style:font-name="Microsoft YaHei" fo:font-size="16.5pt" fo:font-weight="bold"/>
    </style:style>
    <style:style style:name="T7" style:family="text">
      <style:text-properties style:font-name="Microsoft YaHei" fo:font-size="15pt" fo:font-weight="bold"/>
    </style:style>
    <style:style style:name="T8" style:family="text">
      <style:text-properties style:font-name-asian="Microsoft YaHei" style:font-size-asian="18pt" style:font-style-asian="normal" style:font-weight-asian="normal"/>
    </style:style>
    <style:style style:name="T9" style:family="text">
      <style:text-properties style:font-name-asian="Microsoft YaHei" style:font-size-asian="12pt"/>
    </style:style>
    <style:style style:name="T10" style:family="text">
      <style:text-properties style:font-name-asian="Microsoft YaHei" style:font-size-asian="12pt" style:font-weight-asian="normal"/>
    </style:style>
    <style:style style:name="T11" style:family="text">
      <style:text-properties style:font-name-asian="Microsoft YaHei" style:font-size-asian="12pt" style:font-weight-asian="bold" loext:padding="0in" loext:border="none"/>
    </style:style>
    <style:style style:name="T12" style:family="text">
      <style:text-properties style:font-name-asian="Microsoft YaHei" style:font-size-asian="12pt" loext:padding="0in" loext:border="none"/>
    </style:style>
    <style:style style:name="T13" style:family="text">
      <style:text-properties style:font-name-asian="Microsoft YaHei" style:font-size-asian="16.5pt" style:font-weight-asian="bold"/>
    </style:style>
    <style:style style:name="T14" style:family="text">
      <style:text-properties style:font-name-asian="Microsoft YaHei" style:font-size-asian="15pt" style:font-weight-asian="bold"/>
    </style:style>
    <style:style style:name="T1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6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17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8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9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STIXGeneral1" style:font-size-asian="12pt" style:font-style-asian="normal" style:font-weight-asian="normal"/>
    </style:style>
    <style:style style:name="T20" style:family="text">
      <style:text-properties fo:font-variant="normal" fo:text-transform="none" style:text-line-through-style="none" style:text-line-through-type="none" style:font-name="STIXGeneral" fo:font-size="14.25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style:text-line-through-style="none" style:text-line-through-type="none" style:font-name="STIXGeneral" fo:font-size="14.25pt" fo:letter-spacing="normal" fo:font-style="italic" style:text-underline-style="none" fo:font-weight="normal" style:text-blinking="false"/>
    </style:style>
    <style:style style:name="T22" style:family="text">
      <style:text-properties fo:color="#4d4d4d" style:font-name-asian="Microsoft YaHei" style:font-size-asian="9pt" loext:padding="0in" loext:border="none"/>
    </style:style>
    <style:style style:name="T23" style:family="text">
      <style:text-properties fo:color="#4d4d4d" style:font-name-asian="Microsoft YaHei" style:font-size-asian="12pt" style:font-weight-asian="normal" loext:padding="0in" loext:border="none"/>
    </style:style>
    <style:style style:name="T24" style:family="text">
      <style:text-properties fo:color="#4d4d4d" style:font-name-asian="Microsoft YaHei" style:font-size-asian="12pt" style:font-weight-asian="bold" loext:padding="0in" loext:border="none"/>
    </style:style>
    <style:style style:name="T25" style:family="text">
      <style:text-properties fo:color="#4d4d4d" style:font-name="Microsoft YaHei" fo:font-size="12pt" fo:font-weight="normal" loext:padding="0in" loext:border="none"/>
    </style:style>
    <style:style style:name="T26" style:family="text">
      <style:text-properties fo:color="#4d4d4d" style:font-name="Microsoft YaHei" fo:font-size="12pt" fo:font-weight="bold" loext:padding="0in" loext:border="none"/>
    </style:style>
    <style:style style:name="T27" style:family="text">
      <style:text-properties fo:color="#3399ea" style:text-line-through-style="none" style:text-line-through-type="none" style:text-underline-style="none" style:text-blinking="false" fo:background-color="transparent" loext:char-shading-value="0" style:font-name-asian="Microsoft YaHei" style:font-size-asian="9pt" loext:padding="0in" loext:border="none"/>
    </style:style>
    <style:style style:name="T28" style:family="text">
      <style:text-properties fo:color="#3399ea" style:text-line-through-style="none" style:text-line-through-type="none" style:font-name="Microsoft YaHei" fo:font-size="10.5pt" style:text-underline-style="none" style:text-blinking="false" fo:background-color="transparent" loext:char-shading-value="0" loext:padding="0in" loext:border="none"/>
    </style:style>
    <style:style style:name="T29" style:family="text">
      <style:text-properties fo:color="#4f4f4f" style:font-name="Microsoft YaHei" fo:font-size="10.5pt" fo:background-color="#f6f8fa" loext:char-shading-value="0" loext:padding="0in" loext:border="none"/>
    </style:style>
    <style:style style:name="T30" style:family="text">
      <style:text-properties fo:color="#4f4f4f" style:font-name="Source Code Pro" fo:font-size="10.5pt" fo:background-color="#f6f8fa" loext:char-shading-value="0" loext:padding="0in" loext:border="none"/>
    </style:style>
    <style:style style:name="T31" style:family="text">
      <style:text-properties fo:color="#4f4f4f" fo:background-color="#f6f8fa" loext:char-shading-value="0" loext:padding="0in" loext:border="none"/>
    </style:style>
    <style:style style:name="T32" style:family="text">
      <style:text-properties fo:color="#4f4f4f" fo:background-color="#f6f8fa" loext:char-shading-value="0" style:font-name-asian="Microsoft YaHei" style:font-size-asian="10.5pt" loext:padding="0in" loext:border="none"/>
    </style:style>
    <style:style style:name="T33" style:family="text">
      <style:text-properties fo:color="#009900" style:font-name="Microsoft YaHei" fo:font-size="10.5pt" fo:background-color="#f6f8fa" loext:char-shading-value="0" loext:padding="0in" loext:border="none"/>
    </style:style>
    <style:style style:name="T34" style:family="text">
      <style:text-properties fo:color="#000088" style:font-name="Microsoft YaHei" fo:font-size="10.5pt" fo:background-color="#f6f8fa" loext:char-shading-value="0" loext:padding="0in" loext:border="none"/>
    </style:style>
    <style:style style:name="T35" style:family="text">
      <style:text-properties fo:color="#006666" style:font-name="Microsoft YaHei" fo:font-size="10.5pt" fo:background-color="#f6f8fa" loext:char-shading-value="0" loext:padding="0in" loext:border="none"/>
    </style:style>
    <style:style style:name="T36" style:family="text">
      <style:text-properties fo:color="#880000" style:font-name="Microsoft YaHei" fo:font-size="10.5pt" fo:font-style="italic" fo:background-color="#f6f8fa" loext:char-shading-value="0" loext:padding="0in" loext:border="none"/>
    </style:style>
    <style:style style:name="T37" style:family="text">
      <style:text-properties fo:color="#880000" style:font-name="Microsoft YaHei" fo:font-size="10.5pt" fo:background-color="#f6f8fa" loext:char-shading-value="0" loext:padding="0in" loext:border="none"/>
    </style:style>
    <style:style style:name="T38" style:family="text">
      <style:text-properties fo:color="#880000" fo:background-color="#f6f8fa" loext:char-shading-value="0" style:font-name-asian="Microsoft YaHei" style:font-size-asian="10.5pt" style:font-style-asian="italic" loext:padding="0in" loext:border="none"/>
    </style:style>
    <style:style style:name="T39" style:family="text">
      <style:text-properties fo:color="#880000" fo:background-color="#f6f8fa" loext:char-shading-value="0" style:font-name-asian="Microsoft YaHei" style:font-size-asian="10.5pt" loext:padding="0in" loext:border="none"/>
    </style:style>
    <style:style style:name="T40" style:family="text">
      <style:text-properties fo:color="#880000" fo:background-color="#f6f8fa" loext:char-shading-value="0" loext:padding="0in" loext:border="none"/>
    </style:style>
    <style:style style:name="T41" style:family="text">
      <style:text-properties fo:color="#000000" style:font-name="Source Code Pro" fo:font-size="10.5pt" loext:padding="0in" loext:border="none"/>
    </style:style>
    <style:style style:name="T42" style:family="text">
      <style:text-properties fo:color="#008800" style:font-name="Microsoft YaHei" fo:font-size="10.5pt" fo:background-color="#f6f8fa" loext:char-shading-value="0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8">《</text:span><text:span text:style-name="T1">linux</text:span><text:span text:style-name="T8">设备驱动开发详解》中</text:span><text:span text:style-name="T1">globalmem</text:span><text:span text:style-name="T8">代码笔记</text:span></text:h>
      <text:p text:style-name="P5"><text:span text:style-name="T15">2017</text:span><text:span text:style-name="T17">年</text:span><text:span text:style-name="T15">08</text:span><text:span text:style-name="T17">月</text:span><text:span text:style-name="T15">19</text:span><text:span text:style-name="T17">日 </text:span><text:span text:style-name="T15">18:14:16</text:span><text:span text:style-name="T16"> </text:span><text:a xlink:type="simple" xlink:href="https://me.csdn.net/star714" office:target-frame-name="_blank" xlink:show="new" text:style-name="Internet_20_link" text:visited-style-name="Visited_20_Internet_20_Link"><text:span text:style-name="T18">star714cong</text:span></text:a><text:span text:style-name="T16"> </text:span><text:span text:style-name="T17">阅读数 </text:span><text:span text:style-name="T15">638</text:span></text:p>
      <text:section text:style-name="Sect1" text:name="article_content">
        <text:p text:style-name="P1"><text:span text:style-name="T22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27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28">CC 4.0 by-sa </text:span></text:a><text:span text:style-name="T22">版权协议，转载请附上原文出处链接和本声明。</text:span></text:p>
        <text:p text:style-name="P1"><text:span text:style-name="T22">本文链接：</text:span><text:a xlink:type="simple" xlink:href="https://blog.csdn.net/star714/article/details/77388639" text:style-name="Internet_20_link" text:visited-style-name="Visited_20_Internet_20_Link"><text:span text:style-name="T28">https://blog.csdn.net/star714/article/details/77388639</text:span></text:a></text:p>
        <text:section text:style-name="Sect1" text:name="content_views">
          <text:h text:style-name="P12" text:outline-level="2"><text:bookmark text:name="代码"/><text:bookmark text:name="t0"/>代码</text:h>
          <text:p text:style-name="P3">先把完整代码粘上，后面再逐个解释</text:p>
          <text:p text:style-name="P14"><text:span text:style-name="Source_20_Text"><text:span text:style-name="T33">#include &lt;linux/cdev.h&gt;</text:span></text:span></text:p>
          <text:p text:style-name="P14"><text:span text:style-name="Source_20_Text"><text:span text:style-name="T33">#include &lt;linux/module.h&gt;</text:span></text:span></text:p>
          <text:p text:style-name="P14"><text:span text:style-name="Source_20_Text"><text:span text:style-name="T33">#include &lt;linux/types.h&gt;</text:span></text:span></text:p>
          <text:p text:style-name="P14"><text:span text:style-name="Source_20_Text"><text:span text:style-name="T33">#include &lt;linux/fs.h&gt;</text:span></text:span></text:p>
          <text:p text:style-name="P14"><text:span text:style-name="Source_20_Text"><text:span text:style-name="T33">#include &lt;linux/uaccess.h&gt;</text:span></text:span></text:p>
          <text:p text:style-name="P14"><text:span text:style-name="Source_20_Text"><text:span text:style-name="T33">#include &lt;linux/init.h&gt;</text:span></text:span></text:p>
          <text:p text:style-name="P14"><text:span text:style-name="Source_20_Text"><text:span text:style-name="T33">#include &lt;linux/slab.h&gt;</text:span></text:span></text:p>
          <text:p text:style-name="P14"><text:span text:style-name="Source_20_Text"><text:span text:style-name="T33">#include &lt;linux/mutex.h&gt;</text:span></text:span></text:p>
          <text:p text:style-name="P15"/>
          <text:p text:style-name="P14"><text:span text:style-name="Source_20_Text"><text:span text:style-name="T33">#define GLOBALMEM_SIZE 0x1000 </text:span></text:span></text:p>
          <text:p text:style-name="P14"><text:span text:style-name="Source_20_Text"><text:span text:style-name="T33">#define GLOBALMEM_MAJOR 0</text:span></text:span></text:p>
          <text:p text:style-name="P14"><text:span text:style-name="Source_20_Text"><text:span text:style-name="T33">#define GLOBALMEM_MAGIC 'g'</text:span></text:span></text:p>
          <text:p text:style-name="P14"><text:span text:style-name="Source_20_Text"><text:span text:style-name="T33">#define MEM_CLEAR _IO(GLOBALMEM_MAGIC, 0)</text:span></text:span></text:p>
          <text:p text:style-name="P14"><text:span text:style-name="Source_20_Text"><text:span text:style-name="T33">#define GLOBALMEM_NUM 10</text:span></text:span></text:p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major = GLOBALMEM_MAJOR;</text:span></text:span></text:p>
          <text:p text:style-name="P14"><text:span text:style-name="Source_20_Text"><text:span text:style-name="T30">module_param(globalmem_major, </text:span></text:span><text:span text:style-name="Source_20_Text"><text:span text:style-name="T34">int</text:span></text:span><text:span text:style-name="Source_20_Text"><text:span text:style-name="T30">, S_IRUGO);</text:span></text:span></text:p>
          <text:p text:style-name="P15"/>
          <text:p text:style-name="P14"><text:span text:style-name="Source_20_Text"><text:span text:style-name="T34">struct</text:span></text:span><text:span text:style-name="Source_20_Text"><text:span text:style-name="T30"> globalmem_dev{</text:span></text:span></text:p>
          <text:p text:style-name="P14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cdev cdev;</text:span></text:span></text:p>
          <text:p text:style-name="P14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char</text:span></text:span><text:span text:style-name="Source_20_Text"><text:span text:style-name="T30"> mem[GLOBALMEM_SIZE];</text:span></text:span></text:p>
          <text:p text:style-name="P14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mutex mutex;</text:span></text:span></text:p>
          <text:p text:style-name="P15"><text:span text:style-name="Source_20_Text"><text:span text:style-name="T30">};</text:span></text:span></text:p>
          <text:p text:style-name="P14"><text:span text:style-name="Source_20_Text"><text:span text:style-name="T34">struct</text:span></text:span><text:span text:style-name="Source_20_Text"><text:span text:style-name="T30"> globalmem_dev *globalmem_devp;</text:span></text:span></text:p>
          <text:p text:style-name="P15"/>
          <text:p text:style-name="P15"/>
          <text:p text:style-name="P14"><text:span text:style-name="Source_20_Text"><text:span text:style-name="T34">static</text:span></text:span><text:span text:style-name="Source_20_Text"><text:span text:style-name="T30"> ssize_t globalmem_read(</text:span></text:span><text:span text:style-name="Source_20_Text"><text:span text:style-name="T34">struct</text:span></text:span><text:span text:style-name="Source_20_Text"><text:span text:style-name="T30"> file *filp, </text:span></text:span><text:span text:style-name="Source_20_Text"><text:span text:style-name="T34">char</text:span></text:span><text:span text:style-name="Source_20_Text"><text:span text:style-name="T30"> __user *buff, size_t size, loff_t *ppos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p = *ppos;</text:span></text:span></text:p>
          <text:p text:style-name="P14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count = size;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 =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globalmem_dev *dev = filp-&gt;private_data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p &gt;= GLOBALMEM_SIZE)</text:span></text:span></text:p>
          <text:p text:style-name="P14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oft-page-break/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unt &gt; GLOBALMEM_SIZE - p)</text:span></text:span></text:p>
          <text:p text:style-name="P15"><text:span text:style-name="Source_20_Text"><text:span text:style-name="T31"><text:s text:c="8"/></text:span></text:span><text:span text:style-name="Source_20_Text"><text:span text:style-name="T30">count = GLOBALMEM_SIZE - p;</text:span></text:span></text:p>
          <text:p text:style-name="P15"><text:span text:style-name="Source_20_Text"><text:span text:style-name="T31"><text:s text:c="4"/></text:span></text:span><text:span text:style-name="Source_20_Text"><text:span text:style-name="T30">mutex_lock(&amp;dev-&gt;mutex)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py_to_user(buff, dev-&gt;mem + p, count)){</text:span></text:span></text:p>
          <text:p text:style-name="P15"><text:span text:style-name="Source_20_Text"><text:span text:style-name="T31"><text:s text:c="8"/></text:span></text:span><text:span text:style-name="Source_20_Text"><text:span text:style-name="T30">ret = -EFAULT;</text:span></text:span></text:p>
          <text:p text:style-name="P14"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text:span text:style-name="Source_20_Text"><text:span text:style-name="T30">{</text:span></text:span></text:p>
          <text:p text:style-name="P15"><text:span text:style-name="Source_20_Text"><text:span text:style-name="T31"><text:s text:c="8"/></text:span></text:span><text:span text:style-name="Source_20_Text"><text:span text:style-name="T30">*ppos += count;</text:span></text:span></text:p>
          <text:p text:style-name="P15"><text:span text:style-name="Source_20_Text"><text:span text:style-name="T31"><text:s text:c="8"/></text:span></text:span><text:span text:style-name="Source_20_Text"><text:span text:style-name="T30">ret = count;</text:span></text:span></text:p>
          <text:p text:style-name="P14"><text:span text:style-name="Source_20_Text"><text:span text:style-name="T31"><text:s text:c="8"/></text:span></text:span><text:span text:style-name="Source_20_Text"><text:span text:style-name="T30">printk(KERN_INFO</text:span></text:span><text:span text:style-name="Source_20_Text"><text:span text:style-name="T33">"read %u bytes from %lu\n"</text:span></text:span><text:span text:style-name="Source_20_Text"><text:span text:style-name="T30">, count, p)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5"><text:span text:style-name="Source_20_Text"><text:span text:style-name="T31"><text:s text:c="4"/></text:span></text:span><text:span text:style-name="Source_20_Text"><text:span text:style-name="T30">mutex_unlock(&amp;dev-&gt;mutex);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0">}</text:span></text:span></text:p>
          <text:p text:style-name="P15"/>
          <text:p text:style-name="P14"><text:span text:style-name="Source_20_Text"><text:span text:style-name="T34">static</text:span></text:span><text:span text:style-name="Source_20_Text"><text:span text:style-name="T30"> ssize_t globalmem_write(</text:span></text:span><text:span text:style-name="Source_20_Text"><text:span text:style-name="T34">struct</text:span></text:span><text:span text:style-name="Source_20_Text"><text:span text:style-name="T30"> file *filp, </text:span></text:span><text:span text:style-name="Source_20_Text"><text:span text:style-name="T34">const</text:span></text:span><text:span text:style-name="Source_20_Text"><text:span text:style-name="T30"> </text:span></text:span><text:span text:style-name="Source_20_Text"><text:span text:style-name="T34">char</text:span></text:span><text:span text:style-name="Source_20_Text"><text:span text:style-name="T30"> __user *buff, size_t size, loff_t *ppos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p = *ppos;</text:span></text:span></text:p>
          <text:p text:style-name="P14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count = size;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;</text:span></text:span></text:p>
          <text:p text:style-name="P14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globalmem_dev *dev = filp-&gt;private_data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p &gt;= GLOBALMEM_SIZE)</text:span></text:span></text:p>
          <text:p text:style-name="P14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unt &gt; GLOBALMEM_SIZE - p)</text:span></text:span></text:p>
          <text:p text:style-name="P15"><text:span text:style-name="Source_20_Text"><text:span text:style-name="T31"><text:s text:c="8"/></text:span></text:span><text:span text:style-name="Source_20_Text"><text:span text:style-name="T30">count = GLOBALMEM_SIZE - p;</text:span></text:span></text:p>
          <text:p text:style-name="P15"><text:span text:style-name="Source_20_Text"><text:span text:style-name="T31"><text:s text:c="4"/></text:span></text:span><text:span text:style-name="Source_20_Text"><text:span text:style-name="T30">mutex_lock(&amp;dev-&gt;mutex)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py_from_user(dev-&gt;mem + p, buff, count)){</text:span></text:span></text:p>
          <text:p text:style-name="P15"><text:span text:style-name="Source_20_Text"><text:span text:style-name="T31"><text:s text:c="8"/></text:span></text:span><text:span text:style-name="Source_20_Text"><text:span text:style-name="T30">ret = -EFAULT;</text:span></text:span></text:p>
          <text:p text:style-name="P14"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5"><text:span text:style-name="Source_20_Text"><text:span text:style-name="T31"><text:s text:c="8"/></text:span></text:span><text:span text:style-name="Source_20_Text"><text:span text:style-name="T30">*ppos += count;</text:span></text:span></text:p>
          <text:p text:style-name="P15"><text:span text:style-name="Source_20_Text"><text:span text:style-name="T31"><text:s text:c="8"/></text:span></text:span><text:span text:style-name="Source_20_Text"><text:span text:style-name="T30">ret = count;</text:span></text:span></text:p>
          <text:p text:style-name="P14"><text:span text:style-name="Source_20_Text"><text:span text:style-name="T31"><text:s text:c="8"/></text:span></text:span><text:span text:style-name="Source_20_Text"><text:span text:style-name="T30">printk(KERN_INFO</text:span></text:span><text:span text:style-name="Source_20_Text"><text:span text:style-name="T33">"written %u bytes from %lu\n"</text:span></text:span><text:span text:style-name="Source_20_Text"><text:span text:style-name="T30">, count, p)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5"><text:span text:style-name="Source_20_Text"><text:span text:style-name="T31"><text:s text:c="4"/></text:span></text:span><text:span text:style-name="Source_20_Text"><text:span text:style-name="T30">mutex_unlock(&amp;dev-&gt;mutex);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0">}</text:span></text:span></text:p>
          <text:p text:style-name="P15"/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open(</text:span></text:span><text:span text:style-name="Source_20_Text"><text:span text:style-name="T34">struct</text:span></text:span><text:span text:style-name="Source_20_Text"><text:span text:style-name="T30"> inode *inode, </text:span></text:span><text:span text:style-name="Source_20_Text"><text:span text:style-name="T34">struct</text:span></text:span><text:span text:style-name="Source_20_Text"><text:span text:style-name="T30"> file *filp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globalmem_dev *dev = container_of(inode-&gt;i_cdev, </text:span></text:span><text:span text:style-name="Source_20_Text"><text:span text:style-name="T34">struct</text:span></text:span><text:span text:style-name="Source_20_Text"><text:span text:style-name="T30"> globalmem_dev, cdev);</text:span></text:span></text:p>
          <text:p text:style-name="P15"><text:span text:style-name="Source_20_Text"><text:span text:style-name="T31"><text:s text:c="4"/></text:span></text:span><text:span text:style-name="Source_20_Text"><text:span text:style-name="T30">filp-&gt;private_data = dev;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5"><text:soft-page-break/><text:span text:style-name="Source_20_Text"><text:span text:style-name="T30">}</text:span></text:span></text:p>
          <text:p text:style-name="P15"/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release(</text:span></text:span><text:span text:style-name="Source_20_Text"><text:span text:style-name="T34">struct</text:span></text:span><text:span text:style-name="Source_20_Text"><text:span text:style-name="T30"> inode *inode, </text:span></text:span><text:span text:style-name="Source_20_Text"><text:span text:style-name="T34">struct</text:span></text:span><text:span text:style-name="Source_20_Text"><text:span text:style-name="T30"> file *filp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5"><text:span text:style-name="Source_20_Text"><text:span text:style-name="T30">}</text:span></text:span></text:p>
          <text:p text:style-name="P15"/>
          <text:p text:style-name="P14"><text:span text:style-name="Source_20_Text"><text:span text:style-name="T34">static</text:span></text:span><text:span text:style-name="Source_20_Text"><text:span text:style-name="T30"> loff_t globalmem_llseek(</text:span></text:span><text:span text:style-name="Source_20_Text"><text:span text:style-name="T34">struct</text:span></text:span><text:span text:style-name="Source_20_Text"><text:span text:style-name="T30"> file *filp, loff_t offset, </text:span></text:span><text:span text:style-name="Source_20_Text"><text:span text:style-name="T34">int</text:span></text:span><text:span text:style-name="Source_20_Text"><text:span text:style-name="T30"> arg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0">loff_t ret =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switch</text:span></text:span><text:span text:style-name="Source_20_Text"><text:span text:style-name="T30">(arg){</text:span></text:span></text:p>
          <text:p text:style-name="P14"><text:span text:style-name="Source_20_Text"><text:span text:style-name="T31"><text:s text:c="4"/></text:span></text:span><text:span text:style-name="Source_20_Text"><text:span text:style-name="T34">case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:</text:span></text:span><text:span text:style-name="Source_20_Text"><text:span text:style-name="T36">//begin from the start</text:span></text:span></text:p>
          <text:p text:style-name="P14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offset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5"><text:span text:style-name="Source_20_Text"><text:span text:style-name="T31"><text:s text:c="8"/></text:span></text:span><text:span text:style-name="Source_20_Text"><text:span text:style-name="T30">{</text:span></text:span></text:p>
          <text:p text:style-name="P15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8"/></text:span></text:span><text:span text:style-name="Source_20_Text"><text:span text:style-name="T30">}</text:span></text:span></text:p>
          <text:p text:style-name="P14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&gt; GLOBALMEM_SIZE){</text:span></text:span></text:p>
          <text:p text:style-name="P15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8"/></text:span></text:span><text:span text:style-name="Source_20_Text"><text:span text:style-name="T30">}</text:span></text:span></text:p>
          <text:p text:style-name="P15"><text:span text:style-name="Source_20_Text"><text:span text:style-name="T31"><text:s text:c="8"/></text:span></text:span><text:span text:style-name="Source_20_Text"><text:span text:style-name="T30">filp-&gt;f_pos = offset;</text:span></text:span></text:p>
          <text:p text:style-name="P15"><text:span text:style-name="Source_20_Text"><text:span text:style-name="T31"><text:s text:c="8"/></text:span></text:span><text:span text:style-name="Source_20_Text"><text:span text:style-name="T30">ret = filp-&gt;f_pos;</text:span></text:span></text:p>
          <text:p text:style-name="P14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case</text:span></text:span><text:span text:style-name="Source_20_Text"><text:span text:style-name="T30"> </text:span></text:span><text:span text:style-name="Source_20_Text"><text:span text:style-name="T35">1</text:span></text:span><text:span text:style-name="Source_20_Text"><text:span text:style-name="T30">:</text:span></text:span><text:span text:style-name="Source_20_Text"><text:span text:style-name="T36">//begin from current position</text:span></text:span></text:p>
          <text:p text:style-name="P14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+ 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filp-&gt;f_pos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5"><text:span text:style-name="Source_20_Text"><text:span text:style-name="T31"><text:s text:c="8"/></text:span></text:span><text:span text:style-name="Source_20_Text"><text:span text:style-name="T30">{</text:span></text:span></text:p>
          <text:p text:style-name="P15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8"/></text:span></text:span><text:span text:style-name="Source_20_Text"><text:span text:style-name="T30">}</text:span></text:span></text:p>
          <text:p text:style-name="P14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+ 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filp-&gt;f_pos &gt; GLOBALMEM_SIZE)</text:span></text:span></text:p>
          <text:p text:style-name="P15"><text:span text:style-name="Source_20_Text"><text:span text:style-name="T31"><text:s text:c="8"/></text:span></text:span><text:span text:style-name="Source_20_Text"><text:span text:style-name="T30">{</text:span></text:span></text:p>
          <text:p text:style-name="P15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8"/></text:span></text:span><text:span text:style-name="Source_20_Text"><text:span text:style-name="T30">}</text:span></text:span></text:p>
          <text:p text:style-name="P15"><text:span text:style-name="Source_20_Text"><text:span text:style-name="T31"><text:s text:c="8"/></text:span></text:span><text:span text:style-name="Source_20_Text"><text:span text:style-name="T30">filp-&gt;f_pos += offset;</text:span></text:span></text:p>
          <text:p text:style-name="P15"><text:span text:style-name="Source_20_Text"><text:span text:style-name="T31"><text:s text:c="8"/></text:span></text:span><text:span text:style-name="Source_20_Text"><text:span text:style-name="T30">ret = filp-&gt;f_pos;</text:span></text:span></text:p>
          <text:p text:style-name="P14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default</text:span></text:span><text:span text:style-name="Source_20_Text"><text:span text:style-name="T30">:</text:span></text:span></text:p>
          <text:p text:style-name="P15"><text:span text:style-name="Source_20_Text"><text:span text:style-name="T31"><text:s text:c="8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0">}</text:span></text:span></text:p>
          <text:p text:style-name="P15"><text:soft-page-break/></text:p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globalmem_ioctl(</text:span></text:span><text:span text:style-name="Source_20_Text"><text:span text:style-name="T34">struct</text:span></text:span><text:span text:style-name="Source_20_Text"><text:span text:style-name="T30"> file *filp, 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cmd, 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arg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globalmem_dev *dev = filp-&gt;private_data;</text:span></text:span></text:p>
          <text:p text:style-name="P14"><text:span text:style-name="Source_20_Text"><text:span text:style-name="T31"><text:s text:c="4"/></text:span></text:span><text:span text:style-name="Source_20_Text"><text:span text:style-name="T34">switch</text:span></text:span><text:span text:style-name="Source_20_Text"><text:span text:style-name="T30">(cmd){</text:span></text:span></text:p>
          <text:p text:style-name="P14"><text:span text:style-name="Source_20_Text"><text:span text:style-name="T31"><text:s text:c="8"/></text:span></text:span><text:span text:style-name="Source_20_Text"><text:span text:style-name="T34">case</text:span></text:span><text:span text:style-name="Source_20_Text"><text:span text:style-name="T30"> MEM_CLEAR:</text:span></text:span></text:p>
          <text:p text:style-name="P15"><text:span text:style-name="Source_20_Text"><text:span text:style-name="T31"><text:s text:c="12"/></text:span></text:span><text:span text:style-name="Source_20_Text"><text:span text:style-name="T30">mutex_lock(&amp;dev-&gt;mutex);</text:span></text:span></text:p>
          <text:p text:style-name="P14"><text:span text:style-name="Source_20_Text"><text:span text:style-name="T31"><text:s text:c="12"/></text:span></text:span><text:span text:style-name="Source_20_Text"><text:span text:style-name="T29">memset</text:span></text:span><text:span text:style-name="Source_20_Text"><text:span text:style-name="T30">(dev-&gt;mem, </text:span></text:span><text:span text:style-name="Source_20_Text"><text:span text:style-name="T35">0</text:span></text:span><text:span text:style-name="Source_20_Text"><text:span text:style-name="T30">, GLOBALMEM_SIZE);</text:span></text:span></text:p>
          <text:p text:style-name="P15"><text:span text:style-name="Source_20_Text"><text:span text:style-name="T31"><text:s text:c="12"/></text:span></text:span><text:span text:style-name="Source_20_Text"><text:span text:style-name="T30">mutex_unlock(&amp;dev-&gt;mutex);</text:span></text:span></text:p>
          <text:p text:style-name="P14"><text:span text:style-name="Source_20_Text"><text:span text:style-name="T31"><text:s text:c="12"/></text:span></text:span><text:span text:style-name="Source_20_Text"><text:span text:style-name="T30">printk(KERN_INFO</text:span></text:span><text:span text:style-name="Source_20_Text"><text:span text:style-name="T33">"globalmem is set to zero\n"</text:span></text:span><text:span text:style-name="Source_20_Text"><text:span text:style-name="T30">)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4"><text:span text:style-name="Source_20_Text"><text:span text:style-name="T31"><text:s text:c="7"/></text:span></text:span><text:span text:style-name="Source_20_Text"><text:span text:style-name="T34">default</text:span></text:span><text:span text:style-name="Source_20_Text"><text:span text:style-name="T30">:</text:span></text:span></text:p>
          <text:p text:style-name="P14"><text:span text:style-name="Source_20_Text"><text:span text:style-name="T31"><text:s text:c="12"/></text:span></text:span><text:span text:style-name="Source_20_Text"><text:span text:style-name="T34">return</text:span></text:span><text:span text:style-name="Source_20_Text"><text:span text:style-name="T30"> -EINVAL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5"><text:span text:style-name="Source_20_Text"><text:span text:style-name="T30">}</text:span></text:span></text:p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const</text:span></text:span><text:span text:style-name="Source_20_Text"><text:span text:style-name="T30"> </text:span></text:span><text:span text:style-name="Source_20_Text"><text:span text:style-name="T34">struct</text:span></text:span><text:span text:style-name="Source_20_Text"><text:span text:style-name="T30"> file_operations globalmem_fops = {</text:span></text:span></text:p>
          <text:p text:style-name="P15"><text:span text:style-name="Source_20_Text"><text:span text:style-name="T31"><text:s text:c="4"/></text:span></text:span><text:span text:style-name="Source_20_Text"><text:span text:style-name="T30">.owner = THIS_MODULE,</text:span></text:span></text:p>
          <text:p text:style-name="P15"><text:span text:style-name="Source_20_Text"><text:span text:style-name="T31"><text:s text:c="4"/></text:span></text:span><text:span text:style-name="Source_20_Text"><text:span text:style-name="T30">.llseek = globalmem_llseek,</text:span></text:span></text:p>
          <text:p text:style-name="P15"><text:span text:style-name="Source_20_Text"><text:span text:style-name="T31"><text:s text:c="4"/></text:span></text:span><text:span text:style-name="Source_20_Text"><text:span text:style-name="T30">.read = globalmem_read,</text:span></text:span></text:p>
          <text:p text:style-name="P15"><text:span text:style-name="Source_20_Text"><text:span text:style-name="T31"><text:s text:c="4"/></text:span></text:span><text:span text:style-name="Source_20_Text"><text:span text:style-name="T30">.write = globalmem_write,</text:span></text:span></text:p>
          <text:p text:style-name="P15"><text:span text:style-name="Source_20_Text"><text:span text:style-name="T31"><text:s text:c="4"/></text:span></text:span><text:span text:style-name="Source_20_Text"><text:span text:style-name="T30">.open = globalmem_open,</text:span></text:span></text:p>
          <text:p text:style-name="P15"><text:span text:style-name="Source_20_Text"><text:span text:style-name="T31"><text:s text:c="4"/></text:span></text:span><text:span text:style-name="Source_20_Text"><text:span text:style-name="T30">.release = globalmem_release,</text:span></text:span></text:p>
          <text:p text:style-name="P15"><text:span text:style-name="Source_20_Text"><text:span text:style-name="T31"><text:s text:c="4"/></text:span></text:span><text:span text:style-name="Source_20_Text"><text:span text:style-name="T30">.unlocked_ioctl = globalmem_ioctl,</text:span></text:span></text:p>
          <text:p text:style-name="P15"><text:span text:style-name="Source_20_Text"><text:span text:style-name="T30">};</text:span></text:span></text:p>
          <text:p text:style-name="P15"/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void</text:span></text:span><text:span text:style-name="Source_20_Text"><text:span text:style-name="T30"> globalmem_setup_cdev(</text:span></text:span><text:span text:style-name="Source_20_Text"><text:span text:style-name="T34">struct</text:span></text:span><text:span text:style-name="Source_20_Text"><text:span text:style-name="T30"> globalmem_dev *dev, </text:span></text:span><text:span text:style-name="Source_20_Text"><text:span text:style-name="T34">int</text:span></text:span><text:span text:style-name="Source_20_Text"><text:span text:style-name="T30"> index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err, devno = MKDEV(globalmem_major, index);</text:span></text:span></text:p>
          <text:p text:style-name="P15"><text:span text:style-name="Source_20_Text"><text:span text:style-name="T31"><text:s text:c="4"/></text:span></text:span><text:span text:style-name="Source_20_Text"><text:span text:style-name="T30">cdev_init(&amp;dev-&gt;cdev, &amp;globalmem_fops);</text:span></text:span></text:p>
          <text:p text:style-name="P15"><text:span text:style-name="Source_20_Text"><text:span text:style-name="T31"><text:s text:c="4"/></text:span></text:span><text:span text:style-name="Source_20_Text"><text:span text:style-name="T30">dev-&gt;cdev.owner = THIS_MODULE;</text:span></text:span></text:p>
          <text:p text:style-name="P14"><text:span text:style-name="Source_20_Text"><text:span text:style-name="T31"><text:s text:c="4"/></text:span></text:span><text:span text:style-name="Source_20_Text"><text:span text:style-name="T30">err = cdev_add(&amp;dev-&gt;cdev, devno, </text:span></text:span><text:span text:style-name="Source_20_Text"><text:span text:style-name="T35">1</text:span></text:span><text:span text:style-name="Source_20_Text"><text:span text:style-name="T30">)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err)</text:span></text:span></text:p>
          <text:p text:style-name="P14"><text:span text:style-name="Source_20_Text"><text:span text:style-name="T31"><text:s text:c="8"/></text:span></text:span><text:span text:style-name="Source_20_Text"><text:span text:style-name="T30">printk(KERN_NOTICE</text:span></text:span><text:span text:style-name="Source_20_Text"><text:span text:style-name="T33">"ERROR %d adding globalmem %d"</text:span></text:span><text:span text:style-name="Source_20_Text"><text:span text:style-name="T30">, err, index);</text:span></text:span></text:p>
          <text:p text:style-name="P15"><text:span text:style-name="Source_20_Text"><text:span text:style-name="T30">}</text:span></text:span></text:p>
          <text:p text:style-name="P15"/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__init globalmem_init(</text:span></text:span><text:span text:style-name="Source_20_Text"><text:span text:style-name="T34">void</text:span></text:span><text:span text:style-name="Source_20_Text"><text:span text:style-name="T30">){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i =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;</text:span></text:span></text:p>
          <text:p text:style-name="P14"><text:span text:style-name="Source_20_Text"><text:span text:style-name="T31"><text:s text:c="4"/></text:span></text:span><text:span text:style-name="Source_20_Text"><text:span text:style-name="T36">//allocate dev_t</text:span></text:span></text:p>
          <text:p text:style-name="P14"><text:span text:style-name="Source_20_Text"><text:span text:style-name="T31"><text:s text:c="4"/></text:span></text:span><text:span text:style-name="Source_20_Text"><text:span text:style-name="T30">dev_t devno = MKDEV(globalmem_major, </text:span></text:span><text:span text:style-name="Source_20_Text"><text:span text:style-name="T35">0</text:span></text:span><text:span text:style-name="Source_20_Text"><text:span text:style-name="T30">)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globalmem_major)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4"><text:span text:style-name="Source_20_Text"><text:span text:style-name="T31"><text:s text:c="8"/></text:span></text:span><text:span text:style-name="Source_20_Text"><text:span text:style-name="T30">ret = register_chrdev_region(globalmem_major, GLOBALMEM_NUM, </text:span></text:span><text:span text:style-name="Source_20_Text"><text:span text:style-name="T33">"globalmem"</text:span></text:span><text:span text:style-name="Source_20_Text"><text:span text:style-name="T30">);</text:span></text:span></text:p>
          <text:p text:style-name="P14"><text:soft-page-break/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4"><text:span text:style-name="Source_20_Text"><text:span text:style-name="T31"><text:s text:c="8"/></text:span></text:span><text:span text:style-name="Source_20_Text"><text:span text:style-name="T30">ret = alloc_chrdev_region(&amp;devno, </text:span></text:span><text:span text:style-name="Source_20_Text"><text:span text:style-name="T35">0</text:span></text:span><text:span text:style-name="Source_20_Text"><text:span text:style-name="T30">, GLOBALMEM_NUM, </text:span></text:span><text:span text:style-name="Source_20_Text"><text:span text:style-name="T33">"globalmem"</text:span></text:span><text:span text:style-name="Source_20_Text"><text:span text:style-name="T30">);</text:span></text:span></text:p>
          <text:p text:style-name="P15"><text:span text:style-name="Source_20_Text"><text:span text:style-name="T31"><text:s text:c="8"/></text:span></text:span><text:span text:style-name="Source_20_Text"><text:span text:style-name="T30">globalmem_major = MAJOR(devno)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ret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4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5"/>
          <text:p text:style-name="P14"><text:span text:style-name="Source_20_Text"><text:span text:style-name="T31"><text:s text:c="4"/></text:span></text:span><text:span text:style-name="Source_20_Text"><text:span text:style-name="T36">// allocate memory for device</text:span></text:span></text:p>
          <text:p text:style-name="P14"><text:span text:style-name="Source_20_Text"><text:span text:style-name="T31"><text:s text:c="4"/></text:span></text:span><text:span text:style-name="Source_20_Text"><text:span text:style-name="T30">globalmem_devp = kzalloc(</text:span></text:span><text:span text:style-name="Source_20_Text"><text:span text:style-name="T34">sizeof</text:span></text:span><text:span text:style-name="Source_20_Text"><text:span text:style-name="T30">(</text:span></text:span><text:span text:style-name="Source_20_Text"><text:span text:style-name="T34">struct</text:span></text:span><text:span text:style-name="Source_20_Text"><text:span text:style-name="T30"> globalmem_dev) * GLOBALMEM_NUM, GFP_KERNEL)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!globalmem_devp)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5"><text:span text:style-name="Source_20_Text"><text:span text:style-name="T31"><text:s text:c="8"/></text:span></text:span><text:span text:style-name="Source_20_Text"><text:span text:style-name="T30">ret = -ENOMEM;</text:span></text:span></text:p>
          <text:p text:style-name="P14"><text:span text:style-name="Source_20_Text"><text:span text:style-name="T31"><text:s text:c="8"/></text:span></text:span><text:span text:style-name="Source_20_Text"><text:span text:style-name="T34">goto</text:span></text:span><text:span text:style-name="Source_20_Text"><text:span text:style-name="T30"> fail_malloc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5"><text:span text:style-name="Source_20_Text"><text:span text:style-name="T31"><text:s text:c="4"/></text:span></text:span><text:span text:style-name="Source_20_Text"><text:span text:style-name="T30">mutex_init(&amp;globalmem_devp-&gt;mutex);</text:span></text:span></text:p>
          <text:p text:style-name="P14"><text:span text:style-name="Source_20_Text"><text:span text:style-name="T31"><text:s text:c="4"/></text:span></text:span><text:span text:style-name="Source_20_Text"><text:span text:style-name="T36">//register cdev</text:span></text:span></text:p>
          <text:p text:style-name="P14"><text:span text:style-name="Source_20_Text"><text:span text:style-name="T31"><text:s text:c="4"/></text:span></text:span><text:span text:style-name="Source_20_Text"><text:span text:style-name="T34">for</text:span></text:span><text:span text:style-name="Source_20_Text"><text:span text:style-name="T30"> (i = </text:span></text:span><text:span text:style-name="Source_20_Text"><text:span text:style-name="T35">0</text:span></text:span><text:span text:style-name="Source_20_Text"><text:span text:style-name="T30">; i &lt; GLOBALMEM_NUM; ++i)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5"><text:span text:style-name="Source_20_Text"><text:span text:style-name="T31"><text:s text:c="8"/></text:span></text:span><text:span text:style-name="Source_20_Text"><text:span text:style-name="T30">globalmem_setup_cdev(globalmem_devp, i)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5"><text:span text:style-name="Source_20_Text"><text:span text:style-name="T30">fail_malloc:</text:span></text:span></text:p>
          <text:p text:style-name="P15"><text:span text:style-name="Source_20_Text"><text:span text:style-name="T31"><text:s text:c="4"/></text:span></text:span><text:span text:style-name="Source_20_Text"><text:span text:style-name="T30">unregister_chrdev_region(devno, GLOBALMEM_NUM);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0">}</text:span></text:span></text:p>
          <text:p text:style-name="P15"><text:span text:style-name="Source_20_Text"><text:span text:style-name="T30">module_init(globalmem_init);</text:span></text:span></text:p>
          <text:p text:style-name="P15"/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void</text:span></text:span><text:span text:style-name="Source_20_Text"><text:span text:style-name="T30"> __exit globalmem_exit(</text:span></text:span><text:span text:style-name="Source_20_Text"><text:span text:style-name="T34">void</text:span></text:span><text:span text:style-name="Source_20_Text"><text:span text:style-name="T30">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i =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for</text:span></text:span><text:span text:style-name="Source_20_Text"><text:span text:style-name="T30"> (i = </text:span></text:span><text:span text:style-name="Source_20_Text"><text:span text:style-name="T35">0</text:span></text:span><text:span text:style-name="Source_20_Text"><text:span text:style-name="T30">; i &lt; GLOBALMEM_NUM; ++i)</text:span></text:span></text:p>
          <text:p text:style-name="P15"><text:span text:style-name="Source_20_Text"><text:span text:style-name="T31"><text:s text:c="8"/></text:span></text:span><text:span text:style-name="Source_20_Text"><text:span text:style-name="T30">cdev_del(&amp;(globalmem_devp+i)-&gt;cdev);</text:span></text:span></text:p>
          <text:p text:style-name="P15"><text:span text:style-name="Source_20_Text"><text:span text:style-name="T31"><text:s text:c="4"/></text:span></text:span><text:span text:style-name="Source_20_Text"><text:span text:style-name="T30">kfree(globalmem_devp);</text:span></text:span></text:p>
          <text:p text:style-name="P14"><text:span text:style-name="Source_20_Text"><text:span text:style-name="T31"><text:s text:c="4"/></text:span></text:span><text:span text:style-name="Source_20_Text"><text:span text:style-name="T30">unregister_chrdev_region(MKDEV(globalmem_major, </text:span></text:span><text:span text:style-name="Source_20_Text"><text:span text:style-name="T35">0</text:span></text:span><text:span text:style-name="Source_20_Text"><text:span text:style-name="T30">), GLOBALMEM_NUM);</text:span></text:span></text:p>
          <text:p text:style-name="P15"><text:span text:style-name="Source_20_Text"><text:span text:style-name="T30">}</text:span></text:span></text:p>
          <text:p text:style-name="P15"><text:span text:style-name="Source_20_Text"><text:span text:style-name="T30">module_exit(globalmem_exit);</text:span></text:span></text:p>
          <text:p text:style-name="P14"><text:span text:style-name="Source_20_Text"><text:span text:style-name="T30">MODULE_LICENSE(</text:span></text:span><text:span text:style-name="Source_20_Text"><text:span text:style-name="T33">"Dual BSD/GPL"</text:span></text:span><text:span text:style-name="Source_20_Text"><text:span text:style-name="T30">);</text:span></text:span></text:p>
          <text:h text:style-name="P12" text:outline-level="2"><text:bookmark text:name="解析"/><text:bookmark text:name="t1"/><text:soft-page-break/>解析</text:h>
          <text:h text:style-name="P10" text:outline-level="3"><text:bookmark text:name="列表内容"/><text:bookmark text:name="t2"/>列表内容</text:h>
          <text:p text:style-name="P4"><text:span text:style-name="T10">有这么一个</text:span><text:span text:style-name="T3">globalmem</text:span><text:span text:style-name="T10">字符设备，该设备只是“虚拟的”用内存开辟出来的设备，只是我等新人练手用，并无实际用处。</text:span><text:span text:style-name="T3"><text:line-break/></text:span><text:span text:style-name="T10">该设备在代码中用结构体来表示</text:span></text:p>
          <text:p text:style-name="P14"><text:span text:style-name="Source_20_Text"><text:span text:style-name="T34">struct</text:span></text:span><text:span text:style-name="Source_20_Text"><text:span text:style-name="T30"> globalmem_dev{</text:span></text:span></text:p>
          <text:p text:style-name="P14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cdev cdev; </text:span></text:span><text:span text:style-name="Source_20_Text"><text:span text:style-name="T36">//</text:span></text:span><text:span text:style-name="Source_20_Text"><text:span text:style-name="T38">字符设备最核心的内容，该结构体表明</text:span></text:span><text:span text:style-name="Source_20_Text"><text:span text:style-name="T36">globalmem</text:span></text:span><text:span text:style-name="Source_20_Text"><text:span text:style-name="T38">是一个字符设备</text:span></text:span></text:p>
          <text:p text:style-name="P14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char</text:span></text:span><text:span text:style-name="Source_20_Text"><text:span text:style-name="T30"> mem[GLOBALMEM_SIZE];</text:span></text:span><text:span text:style-name="Source_20_Text"><text:span text:style-name="T36">//</text:span></text:span><text:span text:style-name="Source_20_Text"><text:span text:style-name="T38">该设备其实就是一段内存</text:span></text:span></text:p>
          <text:p text:style-name="P14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mutex mutex;</text:span></text:span><text:span text:style-name="Source_20_Text"><text:span text:style-name="T36">//</text:span></text:span><text:span text:style-name="Source_20_Text"><text:span text:style-name="T38">互斥体</text:span></text:span></text:p>
          <text:p text:style-name="P15"><text:span text:style-name="Source_20_Text"><text:span text:style-name="T30">};</text:span></text:span></text:p>
          <text:p text:style-name="P14"><text:span text:style-name="Source_20_Text"><text:span text:style-name="T34">struct</text:span></text:span><text:span text:style-name="Source_20_Text"><text:span text:style-name="T30"> globalmem_dev *globalmem_devp;</text:span></text:span><text:span text:style-name="Source_20_Text"><text:span text:style-name="T36">//</text:span></text:span><text:span text:style-name="Source_20_Text"><text:span text:style-name="T38">指向具体设备的指针，会在初始化的时候开辟内存，重点关注这是一个</text:span></text:span><text:span text:style-name="Source_20_Text"><text:span text:style-name="T36">**</text:span></text:span><text:span text:style-name="Source_20_Text"><text:span text:style-name="T38">全局变量</text:span></text:span><text:span text:style-name="Source_20_Text"><text:span text:style-name="T36">**</text:span></text:span><text:span text:style-name="Source_20_Text"><text:span text:style-name="T38">，多线程有可能对此资源争夺发生竞争，因此要有加锁的意识</text:span></text:span><text:span text:style-name="T41">123456</text:span></text:p>
          <text:h text:style-name="P11" text:outline-level="3"><text:bookmark text:name="驱动入口函数-xxxinit"/><text:bookmark text:name="t3"/><text:span text:style-name="T13">驱动入口函数 </text:span><text:span text:style-name="T6">XXX_init</text:span></text:h>
          <text:p text:style-name="P2"><text:span text:style-name="T23">一般需要完成的工作大致顺序：</text:span><text:span text:style-name="T25"><text:line-break/>1&gt;</text:span><text:span text:style-name="T23">申请设备号</text:span><text:span text:style-name="T25"><text:line-break/>2&gt;cdev</text:span><text:span text:style-name="T23">的注册</text:span><text:span text:style-name="T25"><text:line-break/>1&gt;&gt; </text:span><text:span text:style-name="T23">为第</text:span><text:span text:style-name="T25">n</text:span><text:span text:style-name="T23">个设备分配设备号</text:span><text:span text:style-name="T25"><text:line-break/>2&gt;&gt; </text:span><text:span text:style-name="T23">初始化</text:span><text:span text:style-name="T25">cdev</text:span><text:span text:style-name="T23">结构，并将其和</text:span><text:span text:style-name="T25">file_operations</text:span><text:span text:style-name="T23">关联起来</text:span><text:span text:style-name="T25">cdev_init<text:line-break/>3&gt;&gt;cdev</text:span><text:span text:style-name="T23">所有者设置为</text:span><text:span text:style-name="T25">THIS_MODULE<text:line-break/>4&gt;&gt;</text:span><text:span text:style-name="T23">将设备添加到系统</text:span><text:span text:style-name="T25"><text:line-break/>3&gt;</text:span><text:span text:style-name="T23">初始化互斥体结构，</text:span><text:span text:style-name="Strong_20_Emphasis"><text:span text:style-name="T24">一般互斥体上锁都在即将操作临界区（共享资源）时，比如本例都是即将访问设备结构</text:span></text:span><text:span text:style-name="Strong_20_Emphasis"><text:span text:style-name="T26">devp</text:span></text:span><text:span text:style-name="Strong_20_Emphasis"><text:span text:style-name="T24">时上锁。</text:span></text:span></text:p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__init globalmem_init(</text:span></text:span><text:span text:style-name="Source_20_Text"><text:span text:style-name="T34">void</text:span></text:span><text:span text:style-name="Source_20_Text"><text:span text:style-name="T30">){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i =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;</text:span></text:span></text:p>
          <text:p text:style-name="P14"><text:span text:style-name="Source_20_Text"><text:span text:style-name="T31"><text:s text:c="4"/></text:span></text:span><text:span text:style-name="Source_20_Text"><text:span text:style-name="T30">dev_t devno = MKDEV(globalmem_major, </text:span></text:span><text:span text:style-name="Source_20_Text"><text:span text:style-name="T35">0</text:span></text:span><text:span text:style-name="Source_20_Text"><text:span text:style-name="T30">);</text:span></text:span><text:span text:style-name="Source_20_Text"><text:span text:style-name="T36">//</text:span></text:span><text:span text:style-name="Source_20_Text"><text:span text:style-name="T38">构造设备号</text:span></text:span><text:span text:style-name="Source_20_Text"><text:span text:style-name="T36">dev_t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globalmem_major)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4"><text:span text:style-name="Source_20_Text"><text:span text:style-name="T31"><text:s text:c="8"/></text:span></text:span><text:span text:style-name="Source_20_Text"><text:span text:style-name="T36">//</text:span></text:span><text:span text:style-name="Source_20_Text"><text:span text:style-name="T38">分配已知的设备号，关联的设备名称（将出现在</text:span></text:span><text:span text:style-name="Source_20_Text"><text:span text:style-name="T36">/proc/devices</text:span></text:span><text:span text:style-name="Source_20_Text"><text:span text:style-name="T38">和</text:span></text:span><text:span text:style-name="Source_20_Text"><text:span text:style-name="T36">sysfs</text:span></text:span><text:span text:style-name="Source_20_Text"><text:span text:style-name="T38">中）</text:span></text:span></text:p>
          <text:p text:style-name="P14"><text:span text:style-name="Source_20_Text"><text:span text:style-name="T31"><text:s text:c="8"/></text:span></text:span><text:span text:style-name="Source_20_Text"><text:span text:style-name="T30">ret = register_chrdev_region(devno, GLOBALMEM_NUM, </text:span></text:span><text:span text:style-name="Source_20_Text"><text:span text:style-name="T33">"globalmem"</text:span></text:span><text:span text:style-name="Source_20_Text"><text:span text:style-name="T30">);</text:span></text:span></text:p>
          <text:p text:style-name="P14"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4"><text:span text:style-name="Source_20_Text"><text:span text:style-name="T31"><text:s text:c="8"/></text:span></text:span><text:span text:style-name="Source_20_Text"><text:span text:style-name="T36">//</text:span></text:span><text:span text:style-name="Source_20_Text"><text:span text:style-name="T38">动态分配设备号，将分配好的设备号赋给</text:span></text:span><text:span text:style-name="Source_20_Text"><text:span text:style-name="T36">devno,</text:span></text:span><text:span text:style-name="Source_20_Text"><text:span text:style-name="T38">与设备名称关联</text:span></text:span></text:p>
          <text:p text:style-name="P14"><text:span text:style-name="Source_20_Text"><text:span text:style-name="T31"><text:s text:c="8"/></text:span></text:span><text:span text:style-name="Source_20_Text"><text:span text:style-name="T30">ret = alloc_chrdev_region(&amp;devno, </text:span></text:span><text:span text:style-name="Source_20_Text"><text:span text:style-name="T35">0</text:span></text:span><text:span text:style-name="Source_20_Text"><text:span text:style-name="T30">, GLOBALMEM_NUM, </text:span></text:span><text:span text:style-name="Source_20_Text"><text:span text:style-name="T33">"globalmem"</text:span></text:span><text:span text:style-name="Source_20_Text"><text:span text:style-name="T30">);</text:span></text:span></text:p>
          <text:p text:style-name="P14"><text:span text:style-name="Source_20_Text"><text:span text:style-name="T31"><text:s text:c="8"/></text:span></text:span><text:span text:style-name="Source_20_Text"><text:span text:style-name="T36">//</text:span></text:span><text:span text:style-name="Source_20_Text"><text:span text:style-name="T38">取得主设备号</text:span></text:span></text:p>
          <text:p text:style-name="P15"><text:span text:style-name="Source_20_Text"><text:span text:style-name="T31"><text:s text:c="8"/></text:span></text:span><text:span text:style-name="Source_20_Text"><text:span text:style-name="T30">globalmem_major = MAJOR(devno);</text:span></text:span></text:p>
          <text:p text:style-name="P15"><text:soft-page-break/><text:span text:style-name="Source_20_Text"><text:span text:style-name="T31"><text:s text:c="4"/></text:span></text:span><text:span text:style-name="Source_20_Text"><text:span text:style-name="T30">}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ret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4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5"/>
          <text:p text:style-name="P14"><text:span text:style-name="Source_20_Text"><text:span text:style-name="T31"><text:s text:c="4"/></text:span></text:span><text:span text:style-name="Source_20_Text"><text:span text:style-name="T36">// </text:span></text:span><text:span text:style-name="Source_20_Text"><text:span text:style-name="T38">为设备分配内存</text:span></text:span></text:p>
          <text:p text:style-name="P14"><text:span text:style-name="Source_20_Text"><text:span text:style-name="T31"><text:s text:c="4"/></text:span></text:span><text:span text:style-name="Source_20_Text"><text:span text:style-name="T30">globalmem_devp = kzalloc(</text:span></text:span><text:span text:style-name="Source_20_Text"><text:span text:style-name="T34">sizeof</text:span></text:span><text:span text:style-name="Source_20_Text"><text:span text:style-name="T30">(</text:span></text:span><text:span text:style-name="Source_20_Text"><text:span text:style-name="T34">struct</text:span></text:span><text:span text:style-name="Source_20_Text"><text:span text:style-name="T30"> globalmem_dev) * GLOBALMEM_NUM, GFP_KERNEL)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!globalmem_devp)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5"><text:span text:style-name="Source_20_Text"><text:span text:style-name="T31"><text:s text:c="8"/></text:span></text:span><text:span text:style-name="Source_20_Text"><text:span text:style-name="T30">ret = -ENOMEM;</text:span></text:span></text:p>
          <text:p text:style-name="P14"><text:span text:style-name="Source_20_Text"><text:span text:style-name="T31"><text:s text:c="8"/></text:span></text:span><text:span text:style-name="Source_20_Text"><text:span text:style-name="T34">goto</text:span></text:span><text:span text:style-name="Source_20_Text"><text:span text:style-name="T30"> fail_malloc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4"><text:span text:style-name="Source_20_Text"><text:span text:style-name="T31"><text:s text:c="4"/></text:span></text:span><text:span text:style-name="Source_20_Text"><text:span text:style-name="T30">mutex_init(&amp;globalmem_devp-&gt;mutex);</text:span></text:span><text:span text:style-name="Source_20_Text"><text:span text:style-name="T36">//</text:span></text:span><text:span text:style-name="Source_20_Text"><text:span text:style-name="T38">初始化互斥体</text:span></text:span></text:p>
          <text:p text:style-name="P14"><text:span text:style-name="Source_20_Text"><text:span text:style-name="T31"><text:s text:c="4"/></text:span></text:span><text:span text:style-name="Source_20_Text"><text:span text:style-name="T36">//</text:span></text:span><text:span text:style-name="Source_20_Text"><text:span text:style-name="T38">为设备注册</text:span></text:span><text:span text:style-name="Source_20_Text"><text:span text:style-name="T36">cdev</text:span></text:span></text:p>
          <text:p text:style-name="P14"><text:span text:style-name="Source_20_Text"><text:span text:style-name="T31"><text:s text:c="4"/></text:span></text:span><text:span text:style-name="Source_20_Text"><text:span text:style-name="T34">for</text:span></text:span><text:span text:style-name="Source_20_Text"><text:span text:style-name="T30"> (i = </text:span></text:span><text:span text:style-name="Source_20_Text"><text:span text:style-name="T35">0</text:span></text:span><text:span text:style-name="Source_20_Text"><text:span text:style-name="T30">; i &lt; GLOBALMEM_NUM; ++i)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5"><text:span text:style-name="Source_20_Text"><text:span text:style-name="T31"><text:s text:c="8"/></text:span></text:span><text:span text:style-name="Source_20_Text"><text:span text:style-name="T30">globalmem_setup_cdev(globalmem_devp, i)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5"/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5"/>
          <text:p text:style-name="P15"><text:span text:style-name="Source_20_Text"><text:span text:style-name="T30">fail_malloc:</text:span></text:span></text:p>
          <text:p text:style-name="P15"><text:span text:style-name="Source_20_Text"><text:span text:style-name="T31"><text:s text:c="4"/></text:span></text:span><text:span text:style-name="Source_20_Text"><text:span text:style-name="T30">unregister_chrdev_region(devno, GLOBALMEM_NUM);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0">}</text:span></text:span></text:p>
          <text:p text:style-name="P15"><text:span text:style-name="Source_20_Text"><text:span text:style-name="T30">module_init(globalmem_init);</text:span></text:span></text:p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void</text:span></text:span><text:span text:style-name="Source_20_Text"><text:span text:style-name="T30"> globalmem_setup_cdev(struct globalmem_dev *dev, </text:span></text:span><text:span text:style-name="Source_20_Text"><text:span text:style-name="T34">int</text:span></text:span><text:span text:style-name="Source_20_Text"><text:span text:style-name="T30"> </text:span></text:span><text:span text:style-name="Source_20_Text"><text:span text:style-name="T34">index</text:span></text:span><text:span text:style-name="Source_20_Text"><text:span text:style-name="T30">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err, devno = MKDEV(globalmem_major, </text:span></text:span><text:span text:style-name="Source_20_Text"><text:span text:style-name="T34">index</text:span></text:span><text:span text:style-name="Source_20_Text"><text:span text:style-name="T30">);</text:span></text:span><text:span text:style-name="Source_20_Text"><text:span text:style-name="T36">//</text:span></text:span><text:span text:style-name="Source_20_Text"><text:span text:style-name="T38">设备号</text:span></text:span></text:p>
          <text:p text:style-name="P14"><text:span text:style-name="Source_20_Text"><text:span text:style-name="T31"><text:s text:c="4"/></text:span></text:span><text:span text:style-name="Source_20_Text"><text:span text:style-name="T30">cdev_init(&amp;dev-&gt;cdev, &amp;globalmem_fops);</text:span></text:span><text:span text:style-name="Source_20_Text"><text:span text:style-name="T36">//</text:span></text:span><text:span text:style-name="Source_20_Text"><text:span text:style-name="T38">初始化</text:span></text:span><text:span text:style-name="Source_20_Text"><text:span text:style-name="T36">cdev</text:span></text:span><text:span text:style-name="Source_20_Text"><text:span text:style-name="T38">结构，并将其和</text:span></text:span><text:span text:style-name="Source_20_Text"><text:span text:style-name="T36">file_operations</text:span></text:span><text:span text:style-name="Source_20_Text"><text:span text:style-name="T38">关联起来</text:span></text:span></text:p>
          <text:p text:style-name="P14"><text:span text:style-name="Source_20_Text"><text:span text:style-name="T31"><text:s text:c="4"/></text:span></text:span><text:span text:style-name="Source_20_Text"><text:span text:style-name="T30">dev-&gt;cdev.owner = THIS_MODULE;</text:span></text:span><text:span text:style-name="Source_20_Text"><text:span text:style-name="T36">//</text:span></text:span><text:span text:style-name="Source_20_Text"><text:span text:style-name="T38">设置所有者</text:span></text:span></text:p>
          <text:p text:style-name="P14"><text:span text:style-name="Source_20_Text"><text:span text:style-name="T31"><text:s text:c="4"/></text:span></text:span><text:span text:style-name="Source_20_Text"><text:span text:style-name="T30">err = cdev_add(&amp;dev-&gt;cdev, devno, </text:span></text:span><text:span text:style-name="Source_20_Text"><text:span text:style-name="T35">1</text:span></text:span><text:span text:style-name="Source_20_Text"><text:span text:style-name="T30">);</text:span></text:span><text:span text:style-name="Source_20_Text"><text:span text:style-name="T36">//</text:span></text:span><text:span text:style-name="Source_20_Text"><text:span text:style-name="T38">将设备添加到系统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err)</text:span></text:span></text:p>
          <text:p text:style-name="P14"><text:span text:style-name="Source_20_Text"><text:span text:style-name="T31"><text:s text:c="8"/></text:span></text:span><text:span text:style-name="Source_20_Text"><text:span text:style-name="T30">printk(KERN_NOTICE</text:span></text:span><text:span text:style-name="Source_20_Text"><text:span text:style-name="T33">"ERROR %d adding globalmem %d"</text:span></text:span><text:span text:style-name="Source_20_Text"><text:span text:style-name="T30">, err, </text:span></text:span><text:span text:style-name="Source_20_Text"><text:span text:style-name="T34">index</text:span></text:span><text:span text:style-name="Source_20_Text"><text:span text:style-name="T30">);</text:span></text:span></text:p>
          <text:p text:style-name="P15"><text:span text:style-name="Source_20_Text"><text:span text:style-name="T30">}</text:span></text:span></text:p>
          <text:h text:style-name="P11" text:outline-level="3"><text:bookmark text:name="打开设备open函数和释放设备release函数"/><text:bookmark text:name="t4"/><text:span text:style-name="T13">打开设备</text:span><text:span text:style-name="T6">open</text:span><text:span text:style-name="T13">函数和释放设备</text:span><text:span text:style-name="T6">release</text:span><text:span text:style-name="T13">函数</text:span></text:h>
          <text:p text:style-name="P2"><text:span text:style-name="T25">open</text:span><text:span text:style-name="T23">函数最重要的一步就是：</text:span><text:span text:style-name="Strong_20_Emphasis"><text:span text:style-name="T24">将</text:span></text:span><text:span text:style-name="Strong_20_Emphasis"><text:span text:style-name="T26">dev</text:span></text:span><text:span text:style-name="Strong_20_Emphasis"><text:span text:style-name="T24">设备地址交给</text:span></text:span><text:span text:style-name="Strong_20_Emphasis"><text:span text:style-name="T26">filp</text:span></text:span><text:span text:style-name="Strong_20_Emphasis"><text:span text:style-name="T24">结构体的</text:span></text:span><text:span text:style-name="Strong_20_Emphasis"><text:span text:style-name="T26">private_data</text:span></text:span><text:span text:style-name="Strong_20_Emphasis"><text:span text:style-name="T24">，后面的</text:span></text:span><text:span text:style-name="Strong_20_Emphasis"><text:span text:style-name="T26">read()</text:span></text:span><text:span text:style-name="Strong_20_Emphasis"><text:span text:style-name="T24">、</text:span></text:span><text:span text:style-name="Strong_20_Emphasis"><text:span text:style-name="T26">write</text:span></text:span><text:span text:style-name="Strong_20_Emphasis"><text:span text:style-name="T24">等函数将可以通过</text:span></text:span><text:span text:style-name="Strong_20_Emphasis"><text:span text:style-name="T26">filp</text:span></text:span><text:span text:style-name="Strong_20_Emphasis"><text:span text:style-name="T24">结构体的</text:span></text:span><text:span text:style-name="Strong_20_Emphasis"><text:span text:style-name="T26">private_data</text:span></text:span><text:span text:style-name="Strong_20_Emphasis"><text:span text:style-name="T24">来取得设备地址</text:span></text:span><text:span text:style-name="T25"><text:line-break/></text:span><text:soft-page-break/><text:span text:style-name="T25">release</text:span><text:span text:style-name="T23">函数一般释放由</text:span><text:span text:style-name="T25">open</text:span><text:span text:style-name="T23">分配的、保存在</text:span><text:span text:style-name="T25">filp-&gt;private_data</text:span><text:span text:style-name="T23">中的内容（该例子无需操作），在最后一次关闭操作时关闭设备</text:span></text:p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open(struct inode *inode, struct file *filp)</text:span></text:span></text:p>
          <text:p text:style-name="P15"><text:span text:style-name="Source_20_Text"><text:span text:style-name="T30">{</text:span></text:span></text:p>
          <text:p text:style-name="P15"><text:span text:style-name="Source_20_Text"><text:span text:style-name="T31"><text:s text:c="4"/></text:span></text:span><text:span text:style-name="Source_20_Text"><text:span text:style-name="T30">struct globalmem_dev *dev = container_of(inode-&gt;i_cdev, struct globalmem_dev, cdev);</text:span></text:span></text:p>
          <text:p text:style-name="P14"><text:span text:style-name="Source_20_Text"><text:span text:style-name="T31"><text:s text:c="4"/></text:span></text:span><text:span text:style-name="Source_20_Text"><text:span text:style-name="T37">/*********************************************</text:span></text:span></text:p>
          <text:p text:style-name="P15"><text:span text:style-name="Source_20_Text"><text:span text:style-name="T40"><text:s text:c="4"/></text:span></text:span><text:span text:style-name="Source_20_Text"><text:span text:style-name="T37">* </text:span></text:span><text:span text:style-name="Source_20_Text"><text:span text:style-name="T39">重要代码块 将</text:span></text:span><text:span text:style-name="Source_20_Text"><text:span text:style-name="T37">dev</text:span></text:span><text:span text:style-name="Source_20_Text"><text:span text:style-name="T39">设备地址交给</text:span></text:span><text:span text:style-name="Source_20_Text"><text:span text:style-name="T37">filp</text:span></text:span><text:span text:style-name="Source_20_Text"><text:span text:style-name="T39">结构体的</text:span></text:span><text:span text:style-name="Source_20_Text"><text:span text:style-name="T37">private_data</text:span></text:span></text:p>
          <text:p text:style-name="P15"><text:span text:style-name="Source_20_Text"><text:span text:style-name="T40"><text:s text:c="4"/></text:span></text:span><text:span text:style-name="Source_20_Text"><text:span text:style-name="T37">**********************************************/</text:span></text:span></text:p>
          <text:p text:style-name="P15"><text:span text:style-name="Source_20_Text"><text:span text:style-name="T31"><text:s text:c="4"/></text:span></text:span><text:span text:style-name="Source_20_Text"><text:span text:style-name="T30">filp-&gt;private_data = dev;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5"><text:span text:style-name="Source_20_Text"><text:span text:style-name="T30">}</text:span></text:span></text:p>
          <text:p text:style-name="P15"/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release(struct inode *inode, struct file *filp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5"><text:span text:style-name="Source_20_Text"><text:span text:style-name="T30">}</text:span></text:span></text:p>
          <text:h text:style-name="P11" text:outline-level="3"><text:bookmark text:name="设备读写函数readwrite"/><text:bookmark text:name="t5"/><text:span text:style-name="T13">设备读写函数</text:span><text:span text:style-name="T6">read(),write()</text:span></text:h>
          <text:h text:style-name="P16" text:outline-level="4"><text:bookmark text:name="读函数read一般操作"/><text:span text:style-name="T14">读函数</text:span><text:span text:style-name="T7">read()</text:span><text:span text:style-name="T14">一般操作</text:span></text:h>
          <text:p text:style-name="P2"><text:span text:style-name="Strong_20_Emphasis"><text:span text:style-name="T24">通过</text:span></text:span><text:span text:style-name="Strong_20_Emphasis"><text:span text:style-name="T26">filp-&gt;private_data</text:span></text:span><text:span text:style-name="Strong_20_Emphasis"><text:span text:style-name="T24">来获得设备</text:span></text:span><text:span text:style-name="Strong_20_Emphasis"><text:span text:style-name="T26">dev</text:span></text:span><text:span text:style-name="T23">（这里显示出</text:span><text:span text:style-name="T25">open</text:span><text:span text:style-name="T23">函数给</text:span><text:span text:style-name="T25">filp-&gt;private_data</text:span><text:span text:style-name="T23">赋值的重要性）</text:span><text:span text:style-name="T25"><text:line-break/>copy_to_user</text:span><text:span text:style-name="T23">函数：从设备中读取数据复制给用户内存（该例子中将设备</text:span><text:span text:style-name="T25">mem</text:span><text:span text:style-name="T23">中的内容赋给用户的</text:span><text:span text:style-name="T25">buff</text:span><text:span text:style-name="T23">）</text:span></text:p>
          <text:p text:style-name="P14"><text:span text:style-name="Source_20_Text"><text:span text:style-name="T34">static</text:span></text:span><text:span text:style-name="Source_20_Text"><text:span text:style-name="T30"> ssize_t globalmem_read(struct file *filp, </text:span></text:span><text:span text:style-name="Source_20_Text"><text:span text:style-name="T34">char</text:span></text:span><text:span text:style-name="Source_20_Text"><text:span text:style-name="T30"> __user *buff, size_t size, loff_t *ppos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0">unsigned </text:span></text:span><text:span text:style-name="Source_20_Text"><text:span text:style-name="T34">long</text:span></text:span><text:span text:style-name="Source_20_Text"><text:span text:style-name="T30"> p = *ppos;</text:span></text:span></text:p>
          <text:p text:style-name="P14"><text:span text:style-name="Source_20_Text"><text:span text:style-name="T31"><text:s text:c="4"/></text:span></text:span><text:span text:style-name="Source_20_Text"><text:span text:style-name="T30">unsigned </text:span></text:span><text:span text:style-name="Source_20_Text"><text:span text:style-name="T34">int</text:span></text:span><text:span text:style-name="Source_20_Text"><text:span text:style-name="T30"> count = size;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 =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7">/**********************************************************</text:span></text:span></text:p>
          <text:p text:style-name="P15"><text:span text:style-name="Source_20_Text"><text:span text:style-name="T40"><text:s text:c="4"/></text:span></text:span><text:span text:style-name="Source_20_Text"><text:span text:style-name="T37">* </text:span></text:span><text:span text:style-name="Source_20_Text"><text:span text:style-name="T39">通过</text:span></text:span><text:span text:style-name="Source_20_Text"><text:span text:style-name="T37">filp-&gt;private_data</text:span></text:span><text:span text:style-name="Source_20_Text"><text:span text:style-name="T39">来获得设备</text:span></text:span><text:span text:style-name="Source_20_Text"><text:span text:style-name="T37">dev</text:span></text:span></text:p>
          <text:p text:style-name="P15"><text:span text:style-name="Source_20_Text"><text:span text:style-name="T40"><text:s text:c="4"/></text:span></text:span><text:span text:style-name="Source_20_Text"><text:span text:style-name="T37">**********************************************************/</text:span></text:span></text:p>
          <text:p text:style-name="P15"><text:span text:style-name="Source_20_Text"><text:span text:style-name="T31"><text:s text:c="4"/></text:span></text:span><text:span text:style-name="Source_20_Text"><text:span text:style-name="T30">struct globalmem_dev *dev = filp-&gt;private_data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p &gt;= GLOBALMEM_SIZE)</text:span></text:span><text:span text:style-name="Source_20_Text"><text:span text:style-name="T36">//p</text:span></text:span><text:span text:style-name="Source_20_Text"><text:span text:style-name="T38">是偏移量（要从这里开始读取），若是偏移量大于设备</text:span></text:span><text:span text:style-name="Source_20_Text"><text:span text:style-name="T36">mem</text:span></text:span><text:span text:style-name="Source_20_Text"><text:span text:style-name="T38">的大小，直接返回</text:span></text:span></text:p>
          <text:p text:style-name="P14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unt &gt; GLOBALMEM_SIZE - p)</text:span></text:span><text:span text:style-name="Source_20_Text"><text:span text:style-name="T36">//count</text:span></text:span><text:span text:style-name="Source_20_Text"><text:span text:style-name="T38">是读取字节数</text:span></text:span></text:p>
          <text:p text:style-name="P15"><text:span text:style-name="Source_20_Text"><text:span text:style-name="T31"><text:s text:c="8"/></text:span></text:span><text:span text:style-name="Source_20_Text"><text:span text:style-name="T30">count = GLOBALMEM_SIZE - p;</text:span></text:span></text:p>
          <text:p text:style-name="P15"><text:span text:style-name="Source_20_Text"><text:span text:style-name="T31"><text:s text:c="4"/></text:span></text:span><text:span text:style-name="Source_20_Text"><text:span text:style-name="T30">mutex_lock(&amp;dev-&gt;mutex)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py_to_user(buff, dev-&gt;mem + p, count)){</text:span></text:span><text:span text:style-name="Source_20_Text"><text:span text:style-name="T36">//</text:span></text:span><text:span text:style-name="Source_20_Text"><text:span text:style-name="T38">设备数据拷贝给用户</text:span></text:span></text:p>
          <text:p text:style-name="P15"><text:span text:style-name="Source_20_Text"><text:span text:style-name="T31"><text:s text:c="8"/></text:span></text:span><text:span text:style-name="Source_20_Text"><text:span text:style-name="T30">ret = -EFAULT;</text:span></text:span></text:p>
          <text:p text:style-name="P14"><text:soft-page-break/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text:span text:style-name="Source_20_Text"><text:span text:style-name="T30">{</text:span></text:span></text:p>
          <text:p text:style-name="P14"><text:span text:style-name="Source_20_Text"><text:span text:style-name="T31"><text:s text:c="8"/></text:span></text:span><text:span text:style-name="Source_20_Text"><text:span text:style-name="T30">*ppos += count;</text:span></text:span><text:span text:style-name="Source_20_Text"><text:span text:style-name="T36">//</text:span></text:span><text:span text:style-name="Source_20_Text"><text:span text:style-name="T38">偏移量要修改</text:span></text:span><text:span text:style-name="Source_20_Text"><text:span text:style-name="T36">,</text:span></text:span><text:span text:style-name="Source_20_Text"><text:span text:style-name="T38">下一次读取从新的偏移量开始读取</text:span></text:span></text:p>
          <text:p text:style-name="P14"><text:span text:style-name="Source_20_Text"><text:span text:style-name="T31"><text:s text:c="8"/></text:span></text:span><text:span text:style-name="Source_20_Text"><text:span text:style-name="T30">ret = count;</text:span></text:span><text:span text:style-name="Source_20_Text"><text:span text:style-name="T36">//</text:span></text:span><text:span text:style-name="Source_20_Text"><text:span text:style-name="T38">返回读取字节数</text:span></text:span></text:p>
          <text:p text:style-name="P14"><text:span text:style-name="Source_20_Text"><text:span text:style-name="T31"><text:s text:c="8"/></text:span></text:span><text:span text:style-name="Source_20_Text"><text:span text:style-name="T30">printk(KERN_INFO</text:span></text:span><text:span text:style-name="Source_20_Text"><text:span text:style-name="T33">"read %u bytes from %lu\n"</text:span></text:span><text:span text:style-name="Source_20_Text"><text:span text:style-name="T30">, count, p)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5"><text:span text:style-name="Source_20_Text"><text:span text:style-name="T31"><text:s text:c="4"/></text:span></text:span><text:span text:style-name="Source_20_Text"><text:span text:style-name="T30">mutex_unlock(&amp;dev-&gt;mutex);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0">}</text:span></text:span></text:p>
          <text:h text:style-name="P16" text:outline-level="4"><text:bookmark text:name="写函数write一般操作"/><text:span text:style-name="T14">写函数</text:span><text:span text:style-name="T7">write()</text:span><text:span text:style-name="T14">一般操作</text:span></text:h>
          <text:p text:style-name="P2"><text:span text:style-name="Strong_20_Emphasis"><text:span text:style-name="T24">通过</text:span></text:span><text:span text:style-name="Strong_20_Emphasis"><text:span text:style-name="T26">filp-&gt;private_data</text:span></text:span><text:span text:style-name="Strong_20_Emphasis"><text:span text:style-name="T24">来获得设备</text:span></text:span><text:span text:style-name="Strong_20_Emphasis"><text:span text:style-name="T26">dev</text:span></text:span><text:span text:style-name="T23">（这里显示出</text:span><text:span text:style-name="T25">open</text:span><text:span text:style-name="T23">函数给</text:span><text:span text:style-name="T25">filp-&gt;private_data</text:span><text:span text:style-name="T23">赋值的重要性）</text:span><text:span text:style-name="T25"><text:line-break/>copy_from_user</text:span><text:span text:style-name="T23">函数：用户数据写给设备（这里是将用户数据写到</text:span><text:span text:style-name="T25">dev</text:span><text:span text:style-name="T23">的</text:span><text:span text:style-name="T25">mem</text:span><text:span text:style-name="T23">中）</text:span></text:p>
          <text:p text:style-name="P14"><text:span text:style-name="Source_20_Text"><text:span text:style-name="T34">static</text:span></text:span><text:span text:style-name="Source_20_Text"><text:span text:style-name="T30"> ssize_t globalmem_write(struct file *filp, </text:span></text:span><text:span text:style-name="Source_20_Text"><text:span text:style-name="T34">const</text:span></text:span><text:span text:style-name="Source_20_Text"><text:span text:style-name="T30"> </text:span></text:span><text:span text:style-name="Source_20_Text"><text:span text:style-name="T34">char</text:span></text:span><text:span text:style-name="Source_20_Text"><text:span text:style-name="T30"> __user *buff, size_t size, loff_t *ppos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0">unsigned </text:span></text:span><text:span text:style-name="Source_20_Text"><text:span text:style-name="T34">long</text:span></text:span><text:span text:style-name="Source_20_Text"><text:span text:style-name="T30"> p = *ppos;</text:span></text:span></text:p>
          <text:p text:style-name="P14"><text:span text:style-name="Source_20_Text"><text:span text:style-name="T31"><text:s text:c="4"/></text:span></text:span><text:span text:style-name="Source_20_Text"><text:span text:style-name="T30">unsigned </text:span></text:span><text:span text:style-name="Source_20_Text"><text:span text:style-name="T34">int</text:span></text:span><text:span text:style-name="Source_20_Text"><text:span text:style-name="T30"> count = size;</text:span></text:span></text:p>
          <text:p text:style-name="P14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;</text:span></text:span></text:p>
          <text:p text:style-name="P14"><text:span text:style-name="Source_20_Text"><text:span text:style-name="T31"><text:s text:c="4"/></text:span></text:span><text:span text:style-name="Source_20_Text"><text:span text:style-name="T37">/**********************************************************</text:span></text:span></text:p>
          <text:p text:style-name="P15"><text:span text:style-name="Source_20_Text"><text:span text:style-name="T40"><text:s text:c="4"/></text:span></text:span><text:span text:style-name="Source_20_Text"><text:span text:style-name="T37">* </text:span></text:span><text:span text:style-name="Source_20_Text"><text:span text:style-name="T39">通过</text:span></text:span><text:span text:style-name="Source_20_Text"><text:span text:style-name="T37">filp-&gt;private_data</text:span></text:span><text:span text:style-name="Source_20_Text"><text:span text:style-name="T39">来获得设备</text:span></text:span><text:span text:style-name="Source_20_Text"><text:span text:style-name="T37">dev</text:span></text:span></text:p>
          <text:p text:style-name="P15"><text:span text:style-name="Source_20_Text"><text:span text:style-name="T40"><text:s text:c="4"/></text:span></text:span><text:span text:style-name="Source_20_Text"><text:span text:style-name="T37">**********************************************************/</text:span></text:span></text:p>
          <text:p text:style-name="P15"><text:span text:style-name="Source_20_Text"><text:span text:style-name="T31"><text:s text:c="4"/></text:span></text:span><text:span text:style-name="Source_20_Text"><text:span text:style-name="T30">struct globalmem_dev *dev = filp-&gt;private_data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p &gt;= GLOBALMEM_SIZE)</text:span></text:span></text:p>
          <text:p text:style-name="P14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unt &gt; GLOBALMEM_SIZE - p)</text:span></text:span></text:p>
          <text:p text:style-name="P15"><text:span text:style-name="Source_20_Text"><text:span text:style-name="T31"><text:s text:c="8"/></text:span></text:span><text:span text:style-name="Source_20_Text"><text:span text:style-name="T30">count = GLOBALMEM_SIZE - p;</text:span></text:span></text:p>
          <text:p text:style-name="P15"><text:span text:style-name="Source_20_Text"><text:span text:style-name="T31"><text:s text:c="4"/></text:span></text:span><text:span text:style-name="Source_20_Text"><text:span text:style-name="T30">mutex_lock(&amp;dev-&gt;mutex);</text:span></text:span></text:p>
          <text:p text:style-name="P14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py_from_user(dev-&gt;mem + p, buff, count)){</text:span></text:span></text:p>
          <text:p text:style-name="P15"><text:span text:style-name="Source_20_Text"><text:span text:style-name="T31"><text:s text:c="8"/></text:span></text:span><text:span text:style-name="Source_20_Text"><text:span text:style-name="T30">ret = -EFAULT;</text:span></text:span></text:p>
          <text:p text:style-name="P14"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/text:p>
          <text:p text:style-name="P15"><text:span text:style-name="Source_20_Text"><text:span text:style-name="T31"><text:s text:c="4"/></text:span></text:span><text:span text:style-name="Source_20_Text"><text:span text:style-name="T30">{</text:span></text:span></text:p>
          <text:p text:style-name="P14"><text:span text:style-name="Source_20_Text"><text:span text:style-name="T31"><text:s text:c="8"/></text:span></text:span><text:span text:style-name="Source_20_Text"><text:span text:style-name="T30">*ppos += count;</text:span></text:span><text:span text:style-name="Source_20_Text"><text:span text:style-name="T36">//</text:span></text:span><text:span text:style-name="Source_20_Text"><text:span text:style-name="T38">偏移量要改变，下一次从新的偏移量开始写入</text:span></text:span></text:p>
          <text:p text:style-name="P15"><text:span text:style-name="Source_20_Text"><text:span text:style-name="T31"><text:s text:c="8"/></text:span></text:span><text:span text:style-name="Source_20_Text"><text:span text:style-name="T30">ret = count;</text:span></text:span></text:p>
          <text:p text:style-name="P14"><text:span text:style-name="Source_20_Text"><text:span text:style-name="T31"><text:s text:c="8"/></text:span></text:span><text:span text:style-name="Source_20_Text"><text:span text:style-name="T30">printk(KERN_INFO</text:span></text:span><text:span text:style-name="Source_20_Text"><text:span text:style-name="T33">"written %u bytes from %lu\n"</text:span></text:span><text:span text:style-name="Source_20_Text"><text:span text:style-name="T30">, count, p)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5"><text:span text:style-name="Source_20_Text"><text:span text:style-name="T31"><text:s text:c="4"/></text:span></text:span><text:span text:style-name="Source_20_Text"><text:span text:style-name="T30">mutex_unlock(&amp;dev-&gt;mutex);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0">}</text:span></text:span></text:p>
          <text:h text:style-name="P11" text:outline-level="3"><text:bookmark text:name="修改文件当前读写函数llseek"/><text:bookmark text:name="t6"/><text:span text:style-name="T13">修改文件当前读写函数</text:span><text:span text:style-name="T6">llseek</text:span></text:h>
          <text:p text:style-name="P14"><text:span text:style-name="Source_20_Text"><text:span text:style-name="T34">static</text:span></text:span><text:span text:style-name="Source_20_Text"><text:span text:style-name="T30"> loff_t globalmem_llseek(</text:span></text:span><text:span text:style-name="Source_20_Text"><text:span text:style-name="T34">struct</text:span></text:span><text:span text:style-name="Source_20_Text"><text:span text:style-name="T30"> file *filp, loff_t offset, </text:span></text:span><text:span text:style-name="Source_20_Text"><text:span text:style-name="T34">int</text:span></text:span><text:span text:style-name="Source_20_Text"><text:span text:style-name="T30"> arg)</text:span></text:span></text:p>
          <text:p text:style-name="P15"><text:soft-page-break/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0">loff_t ret =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switch</text:span></text:span><text:span text:style-name="Source_20_Text"><text:span text:style-name="T30">(arg){</text:span></text:span></text:p>
          <text:p text:style-name="P14"><text:span text:style-name="Source_20_Text"><text:span text:style-name="T31"><text:s text:c="4"/></text:span></text:span><text:span text:style-name="Source_20_Text"><text:span text:style-name="T34">case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:</text:span></text:span><text:span text:style-name="Source_20_Text"><text:span text:style-name="T36">//begin from the start</text:span></text:span></text:p>
          <text:p text:style-name="P14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offset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5"><text:span text:style-name="Source_20_Text"><text:span text:style-name="T31"><text:s text:c="8"/></text:span></text:span><text:span text:style-name="Source_20_Text"><text:span text:style-name="T30">{</text:span></text:span></text:p>
          <text:p text:style-name="P15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8"/></text:span></text:span><text:span text:style-name="Source_20_Text"><text:span text:style-name="T30">}</text:span></text:span></text:p>
          <text:p text:style-name="P14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&gt; GLOBALMEM_SIZE){</text:span></text:span></text:p>
          <text:p text:style-name="P15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8"/></text:span></text:span><text:span text:style-name="Source_20_Text"><text:span text:style-name="T30">}</text:span></text:span></text:p>
          <text:p text:style-name="P14"><text:span text:style-name="Source_20_Text"><text:span text:style-name="T31"><text:s text:c="8"/></text:span></text:span><text:span text:style-name="Source_20_Text"><text:span text:style-name="T30">filp-&gt;f_pos = offset;</text:span></text:span><text:span text:style-name="Source_20_Text"><text:span text:style-name="T36">//</text:span></text:span><text:span text:style-name="Source_20_Text"><text:span text:style-name="T38">偏移量赋给</text:span></text:span><text:span text:style-name="Source_20_Text"><text:span text:style-name="T36">filp-&gt;f_pos</text:span></text:span></text:p>
          <text:p text:style-name="P15"><text:span text:style-name="Source_20_Text"><text:span text:style-name="T31"><text:s text:c="8"/></text:span></text:span><text:span text:style-name="Source_20_Text"><text:span text:style-name="T30">ret = filp-&gt;f_pos;</text:span></text:span></text:p>
          <text:p text:style-name="P14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case</text:span></text:span><text:span text:style-name="Source_20_Text"><text:span text:style-name="T30"> </text:span></text:span><text:span text:style-name="Source_20_Text"><text:span text:style-name="T35">1</text:span></text:span><text:span text:style-name="Source_20_Text"><text:span text:style-name="T30">:</text:span></text:span><text:span text:style-name="Source_20_Text"><text:span text:style-name="T36">//begin from current position</text:span></text:span></text:p>
          <text:p text:style-name="P14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+ 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filp-&gt;f_pos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5"><text:span text:style-name="Source_20_Text"><text:span text:style-name="T31"><text:s text:c="8"/></text:span></text:span><text:span text:style-name="Source_20_Text"><text:span text:style-name="T30">{</text:span></text:span></text:p>
          <text:p text:style-name="P15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8"/></text:span></text:span><text:span text:style-name="Source_20_Text"><text:span text:style-name="T30">}</text:span></text:span></text:p>
          <text:p text:style-name="P14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+ 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filp-&gt;f_pos &gt; GLOBALMEM_SIZE)</text:span></text:span></text:p>
          <text:p text:style-name="P15"><text:span text:style-name="Source_20_Text"><text:span text:style-name="T31"><text:s text:c="8"/></text:span></text:span><text:span text:style-name="Source_20_Text"><text:span text:style-name="T30">{</text:span></text:span></text:p>
          <text:p text:style-name="P15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8"/></text:span></text:span><text:span text:style-name="Source_20_Text"><text:span text:style-name="T30">}</text:span></text:span></text:p>
          <text:p text:style-name="P14"><text:span text:style-name="Source_20_Text"><text:span text:style-name="T31"><text:s text:c="8"/></text:span></text:span><text:span text:style-name="Source_20_Text"><text:span text:style-name="T30">filp-&gt;f_pos += offset;</text:span></text:span><text:span text:style-name="Source_20_Text"><text:span text:style-name="T36">//</text:span></text:span><text:span text:style-name="Source_20_Text"><text:span text:style-name="T38">当前位置加上偏移量</text:span></text:span></text:p>
          <text:p text:style-name="P15"><text:span text:style-name="Source_20_Text"><text:span text:style-name="T31"><text:s text:c="8"/></text:span></text:span><text:span text:style-name="Source_20_Text"><text:span text:style-name="T30">ret = filp-&gt;f_pos;</text:span></text:span></text:p>
          <text:p text:style-name="P14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default</text:span></text:span><text:span text:style-name="Source_20_Text"><text:span text:style-name="T30">:</text:span></text:span></text:p>
          <text:p text:style-name="P15"><text:span text:style-name="Source_20_Text"><text:span text:style-name="T31"><text:s text:c="8"/></text:span></text:span><text:span text:style-name="Source_20_Text"><text:span text:style-name="T30">ret = -EINVAL;</text:span></text:span></text:p>
          <text:p text:style-name="P14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5"><text:span text:style-name="Source_20_Text"><text:span text:style-name="T30">}</text:span></text:span></text:p>
          <text:h text:style-name="P11" text:outline-level="3"><text:bookmark text:name="执行设备特殊命令的函数ioctl"/><text:bookmark text:name="t7"/><text:span text:style-name="T13">执行设备特殊命令的函数</text:span><text:span text:style-name="T6">ioctl()</text:span></text:h>
          <text:p text:style-name="P4"><text:span text:style-name="T3">1.</text:span><text:span text:style-name="T10">首先要创建</text:span><text:span text:style-name="T3">ioctl</text:span><text:span text:style-name="T10">命令号（幻数</text:span><text:span text:style-name="T3">+</text:span><text:span text:style-name="T10">序号），约定方法为：</text:span><text:span text:style-name="T3"><text:line-break/></text:span><text:span text:style-name="T10">选择一个幻数号码</text:span><text:span text:style-name="T3">(type)</text:span><text:span text:style-name="T10">，通过宏定义来构造命令号</text:span><text:span text:style-name="T3"><text:line-break/>_IO(type, nr) </text:span><text:span text:style-name="T10">构造无参数的命令编号；</text:span><text:span text:style-name="T3">nr</text:span><text:span text:style-name="T10">表示用户自主取的序数</text:span><text:span text:style-name="T3"><text:line-break/>_IOR(type, nr, datatype)</text:span><text:span text:style-name="T10">构造从驱动程序中读取数据的命令编号；</text:span><text:span text:style-name="T3">datatype</text:span><text:span text:style-name="T10">表示数据编号</text:span><text:span text:style-name="T3"><text:line-break/></text:span><text:soft-page-break/><text:span text:style-name="T3">_IOW(type,nr,datatype)</text:span><text:span text:style-name="T10">用于写入数据的命令</text:span><text:span text:style-name="T3"><text:line-break/>_IOWR(type,nr,datatype)</text:span><text:span text:style-name="T10">用于双向传输</text:span></text:p>
          <text:p text:style-name="P14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globalmem_ioctl(struct file *filp, unsigned </text:span></text:span><text:span text:style-name="Source_20_Text"><text:span text:style-name="T34">int</text:span></text:span><text:span text:style-name="Source_20_Text"><text:span text:style-name="T30"> cmd, unsigned </text:span></text:span><text:span text:style-name="Source_20_Text"><text:span text:style-name="T34">long</text:span></text:span><text:span text:style-name="Source_20_Text"><text:span text:style-name="T30"> arg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7">/***************************************************</text:span></text:span></text:p>
          <text:p text:style-name="P15"><text:span text:style-name="Source_20_Text"><text:span text:style-name="T40"><text:s text:c="4"/></text:span></text:span><text:span text:style-name="Source_20_Text"><text:span text:style-name="T37">*struct globalmem_dev *dev = filp-&gt;private_data;</text:span></text:span></text:p>
          <text:p text:style-name="P15"><text:span text:style-name="Source_20_Text"><text:span text:style-name="T40"><text:s text:c="4"/></text:span></text:span><text:span text:style-name="Source_20_Text"><text:span text:style-name="T37">***************************************************/</text:span></text:span></text:p>
          <text:p text:style-name="P15"><text:span text:style-name="Source_20_Text"><text:span text:style-name="T31"><text:s text:c="4"/></text:span></text:span><text:span text:style-name="Source_20_Text"><text:span text:style-name="T30">struct globalmem_dev *dev = filp-&gt;private_data;</text:span></text:span></text:p>
          <text:p text:style-name="P14"><text:span text:style-name="Source_20_Text"><text:span text:style-name="T31"><text:s text:c="4"/></text:span></text:span><text:span text:style-name="Source_20_Text"><text:span text:style-name="T34">switch</text:span></text:span><text:span text:style-name="Source_20_Text"><text:span text:style-name="T30">(cmd){</text:span></text:span></text:p>
          <text:p text:style-name="P14"><text:span text:style-name="Source_20_Text"><text:span text:style-name="T31"><text:s text:c="8"/></text:span></text:span><text:span text:style-name="Source_20_Text"><text:span text:style-name="T34">case</text:span></text:span><text:span text:style-name="Source_20_Text"><text:span text:style-name="T30"> MEM_CLEAR:</text:span></text:span><text:span text:style-name="Source_20_Text"><text:span text:style-name="T36">//</text:span></text:span><text:span text:style-name="Source_20_Text"><text:span text:style-name="T38">内存清除指令</text:span></text:span></text:p>
          <text:p text:style-name="P15"><text:span text:style-name="Source_20_Text"><text:span text:style-name="T31"><text:s text:c="12"/></text:span></text:span><text:span text:style-name="Source_20_Text"><text:span text:style-name="T30">mutex_lock(&amp;dev-&gt;mutex);</text:span></text:span></text:p>
          <text:p text:style-name="P14"><text:span text:style-name="Source_20_Text"><text:span text:style-name="T31"><text:s text:c="12"/></text:span></text:span><text:span text:style-name="Source_20_Text"><text:span text:style-name="T30">memset(dev-&gt;mem, </text:span></text:span><text:span text:style-name="Source_20_Text"><text:span text:style-name="T35">0</text:span></text:span><text:span text:style-name="Source_20_Text"><text:span text:style-name="T30">, GLOBALMEM_SIZE);</text:span></text:span></text:p>
          <text:p text:style-name="P15"><text:span text:style-name="Source_20_Text"><text:span text:style-name="T31"><text:s text:c="12"/></text:span></text:span><text:span text:style-name="Source_20_Text"><text:span text:style-name="T30">mutex_unlock(&amp;dev-&gt;mutex);</text:span></text:span></text:p>
          <text:p text:style-name="P14"><text:span text:style-name="Source_20_Text"><text:span text:style-name="T31"><text:s text:c="12"/></text:span></text:span><text:span text:style-name="Source_20_Text"><text:span text:style-name="T30">printk(KERN_INFO</text:span></text:span><text:span text:style-name="Source_20_Text"><text:span text:style-name="T33">"globalmem is set to zero\n"</text:span></text:span><text:span text:style-name="Source_20_Text"><text:span text:style-name="T30">);</text:span></text:span></text:p>
          <text:p text:style-name="P14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4"><text:span text:style-name="Source_20_Text"><text:span text:style-name="T31"><text:s text:c="7"/></text:span></text:span><text:span text:style-name="Source_20_Text"><text:span text:style-name="T34">default</text:span></text:span><text:span text:style-name="Source_20_Text"><text:span text:style-name="T30">:</text:span></text:span></text:p>
          <text:p text:style-name="P14"><text:span text:style-name="Source_20_Text"><text:span text:style-name="T31"><text:s text:c="12"/></text:span></text:span><text:span text:style-name="Source_20_Text"><text:span text:style-name="T34">return</text:span></text:span><text:span text:style-name="Source_20_Text"><text:span text:style-name="T30"> -EINVAL;</text:span></text:span></text:p>
          <text:p text:style-name="P15"><text:span text:style-name="Source_20_Text"><text:span text:style-name="T31"><text:s text:c="4"/></text:span></text:span><text:span text:style-name="Source_20_Text"><text:span text:style-name="T30">}</text:span></text:span></text:p>
          <text:p text:style-name="P14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5"><text:span text:style-name="Source_20_Text"><text:span text:style-name="T30">}</text:span></text:span></text:p>
          <text:h text:style-name="P11" text:outline-level="3"><text:bookmark text:name="驱动卸载函数xxxexit"/><text:bookmark text:name="t8"/><text:span text:style-name="T13">驱动卸载函数</text:span><text:span text:style-name="T6">XXX_exit</text:span></text:h>
          <text:p text:style-name="P4"><text:span text:style-name="T10">卸载函数一般顺序：</text:span><text:span text:style-name="T3"><text:line-break/></text:span><text:span text:style-name="T10">从系统中移除</text:span><text:span text:style-name="T3">cdev</text:span><text:span text:style-name="T10">设备</text:span><text:span text:style-name="T3"><text:line-break/></text:span><text:span text:style-name="T10">释放设备开辟的内存</text:span><text:span text:style-name="T3"><text:line-break/></text:span><text:span text:style-name="T10">释放设备号</text:span></text:p>
          <text:p text:style-name="P14"><text:span text:style-name="Source_20_Text"><text:span text:style-name="T30">static </text:span></text:span><text:span text:style-name="Source_20_Text"><text:span text:style-name="T29">void</text:span></text:span><text:span text:style-name="Source_20_Text"><text:span text:style-name="T30"> __exit globalmem_exit(</text:span></text:span><text:span text:style-name="Source_20_Text"><text:span text:style-name="T29">void</text:span></text:span><text:span text:style-name="Source_20_Text"><text:span text:style-name="T30">)</text:span></text:span></text:p>
          <text:p text:style-name="P15"><text:span text:style-name="Source_20_Text"><text:span text:style-name="T30">{</text:span></text:span></text:p>
          <text:p text:style-name="P14"><text:span text:style-name="Source_20_Text"><text:span text:style-name="T31"><text:s text:c="4"/></text:span></text:span><text:span text:style-name="Source_20_Text"><text:span text:style-name="T30">int i = </text:span></text:span><text:span text:style-name="Source_20_Text"><text:span text:style-name="T35">0</text:span></text:span><text:span text:style-name="Source_20_Text"><text:span text:style-name="T30">;</text:span></text:span></text:p>
          <text:p text:style-name="P14"><text:span text:style-name="Source_20_Text"><text:span text:style-name="T31"><text:s text:c="4"/></text:span></text:span><text:span text:style-name="Source_20_Text"><text:span text:style-name="T34">for</text:span></text:span><text:span text:style-name="Source_20_Text"><text:span text:style-name="T30"> (i = </text:span></text:span><text:span text:style-name="Source_20_Text"><text:span text:style-name="T35">0</text:span></text:span><text:span text:style-name="Source_20_Text"><text:span text:style-name="T30">; i &lt; GLOBALMEM_NUM; ++i)</text:span></text:span></text:p>
          <text:p text:style-name="P14"><text:span text:style-name="Source_20_Text"><text:span text:style-name="T31"><text:s text:c="8"/></text:span></text:span><text:span text:style-name="Source_20_Text"><text:span text:style-name="T30">cdev_del</text:span></text:span><text:span text:style-name="Source_20_Text"><text:span text:style-name="T29">(&amp;(globalmem_devp+i)-&gt;cdev);//</text:span></text:span><text:span text:style-name="Source_20_Text"><text:span text:style-name="T32">从系统中移除</text:span></text:span><text:span text:style-name="Source_20_Text"><text:span text:style-name="T33">cdev</text:span></text:span><text:span text:style-name="Source_20_Text"><text:span text:style-name="T32">设备</text:span></text:span></text:p>
          <text:p text:style-name="P14"><text:span text:style-name="Source_20_Text"><text:span text:style-name="T31"><text:s text:c="4"/></text:span></text:span><text:span text:style-name="Source_20_Text"><text:span text:style-name="T33">kfree</text:span></text:span><text:span text:style-name="Source_20_Text"><text:span text:style-name="T29">(globalmem_devp);//</text:span></text:span><text:span text:style-name="Source_20_Text"><text:span text:style-name="T32">释放设备开辟的内存</text:span></text:span></text:p>
          <text:p text:style-name="P14"><text:span text:style-name="Source_20_Text"><text:span text:style-name="T31"><text:s text:c="4"/></text:span></text:span><text:span text:style-name="Source_20_Text"><text:span text:style-name="T33">unregister_chrdev_region</text:span></text:span><text:span text:style-name="Source_20_Text"><text:span text:style-name="T29">(MKDEV(globalmem_major, </text:span></text:span><text:span text:style-name="Source_20_Text"><text:span text:style-name="T35">0</text:span></text:span><text:span text:style-name="Source_20_Text"><text:span text:style-name="T29">), GLOBALMEM_NUM);//</text:span></text:span><text:span text:style-name="Source_20_Text"><text:span text:style-name="T32">释放设备编号</text:span></text:span></text:p>
          <text:p text:style-name="P15"><text:span text:style-name="Source_20_Text"><text:span text:style-name="T29">}</text:span></text:span><text:span text:style-name="T41">12345678</text:span></text:p>
          <text:h text:style-name="P13" text:outline-level="2"><text:bookmark text:name="makefile"/><text:bookmark text:name="t9"/>Makefile</text:h>
          <text:p text:style-name="P4"><text:span text:style-name="T10">刚开始</text:span><text:span text:style-name="T3">KERNELRELEASE</text:span><text:span text:style-name="T10">未定义，执行</text:span><text:span text:style-name="T3">else</text:span><text:span text:style-name="T10">，</text:span><text:span text:style-name="T3">KERNELDIR</text:span><text:span text:style-name="T10">表示内核源码库目录，</text:span><text:span text:style-name="T3">PWD</text:span><text:span text:style-name="T10">表示模块源码目录；</text:span><text:span text:style-name="T3"><text:line-break/>make</text:span><text:span text:style-name="T10">会执行两次，第一次进入‘</text:span><text:span text:style-name="T3">-c’</text:span><text:span text:style-name="T10">后面</text:span><text:span text:style-name="T3">KERNELDIR</text:span><text:span text:style-name="T10">的目录，执行该目录下的</text:span><text:soft-page-break/><text:span text:style-name="T3">Makefile</text:span><text:span text:style-name="T10">，并且给</text:span><text:span text:style-name="T3">KERNELRELEASE</text:span><text:span text:style-name="T10">定义；</text:span><text:span text:style-name="T3"><text:line-break/></text:span><text:span text:style-name="T10">第二次执行‘</text:span><text:span text:style-name="T3">M=’</text:span><text:span text:style-name="T10">后面目录的</text:span><text:span text:style-name="T3">Makefile</text:span><text:span text:style-name="T10">，即此时的</text:span><text:span text:style-name="T3">Makefile</text:span><text:span text:style-name="T10">，所以又从头开始执行；</text:span><text:span text:style-name="T3"><text:line-break/>KERNELRELEASE</text:span><text:span text:style-name="T10">已经定义，将会执行</text:span><text:span text:style-name="T3">obj-m := globalmem.o</text:span><text:span text:style-name="T10">，说明有一个模块将从目标文件</text:span><text:span text:style-name="T3">globalmem.o</text:span><text:span text:style-name="T10">中构造，从该目标文件中构造的模块名称为</text:span><text:span text:style-name="T3">globalmem.ko</text:span><text:span text:style-name="T10">。</text:span></text:p>
          <text:p text:style-name="P14"><text:span text:style-name="Source_20_Text"><text:span text:style-name="T30">ifneq ($(KERNELRELEASE),)</text:span></text:span></text:p>
          <text:p text:style-name="P15"><text:span text:style-name="Source_20_Text"><text:span text:style-name="T31"><text:s text:c="4"/></text:span></text:span><text:span text:style-name="Source_20_Text"><text:span text:style-name="T30">obj-m := globalmem.o</text:span></text:span></text:p>
          <text:p text:style-name="P14"><text:span text:style-name="Source_20_Text"><text:span text:style-name="T34">else</text:span></text:span></text:p>
          <text:p text:style-name="P14"><text:span text:style-name="Source_20_Text"><text:span text:style-name="T31"><text:s text:c="4"/></text:span></text:span><text:span text:style-name="Source_20_Text"><text:span text:style-name="T30">KERNELDIR ?= </text:span></text:span><text:span text:style-name="Source_20_Text"><text:span text:style-name="T42">/lib/m</text:span></text:span><text:span text:style-name="Source_20_Text"><text:span text:style-name="T30">odules/$(shell uname -r)/build</text:span></text:span></text:p>
          <text:p text:style-name="P15"><text:span text:style-name="Source_20_Text"><text:span text:style-name="T31"><text:s text:c="4"/></text:span></text:span><text:span text:style-name="Source_20_Text"><text:span text:style-name="T30">PWD := $(shell pwd)</text:span></text:span></text:p>
          <text:p text:style-name="P14"><text:span text:style-name="Source_20_Text"><text:span text:style-name="T34">default</text:span></text:span><text:span text:style-name="Source_20_Text"><text:span text:style-name="T30">:</text:span></text:span></text:p>
          <text:p text:style-name="P15"><text:span text:style-name="Source_20_Text"><text:span text:style-name="T31"><text:s text:c="4"/></text:span></text:span><text:span text:style-name="Source_20_Text"><text:span text:style-name="T30">$(MAKE) -C $(KERNELDIR) M=$(PWD) modules</text:span></text:span></text:p>
          <text:p text:style-name="P15"><text:span text:style-name="Source_20_Text"><text:span text:style-name="T30">clean:</text:span></text:span></text:p>
          <text:p text:style-name="P15"><text:span text:style-name="Source_20_Text"><text:span text:style-name="T31"><text:s text:c="4"/></text:span></text:span><text:span text:style-name="Source_20_Text"><text:span text:style-name="T30">rm -rf *.o *.order *symvers *.ko *.mod.c</text:span></text:span></text:p>
          <text:p text:style-name="P15"><text:span text:style-name="Source_20_Text"><text:span text:style-name="T30">endif</text:span></text:span><text:span text:style-name="T41">12345678910</text:span></text:p>
          <text:h text:style-name="P12" text:outline-level="2"><text:bookmark text:name="验证"/><text:bookmark text:name="t10"/>验证</text:h>
          <text:list xml:id="list742037119963696569" text:style-name="L1">
            <text:list-item>
              <text:p text:style-name="P8"><text:span text:style-name="T9">执行</text:span><text:span text:style-name="T2">make</text:span><text:span text:style-name="T9">生成</text:span><text:span text:style-name="T2">globalmem.ko</text:span><text:span text:style-name="T9">文件</text:span></text:p>
            </text:list-item>
            <text:list-item>
              <text:p text:style-name="P8"><text:span text:style-name="T9">加载模块 </text:span><text:span text:style-name="T2">insmod globalmem.ko<text:line-break/></text:span><text:span text:style-name="T9">注：</text:span><text:span text:style-name="T2">ubuntu</text:span><text:span text:style-name="T9">一般用户执行该命令时，需执行</text:span><text:span text:style-name="T2">sudo insmod globalmem.ko</text:span></text:p>
            </text:list-item>
            <text:list-item>
              <text:p text:style-name="P6"><text:span text:style-name="T9">创建设备文件 </text:span><text:span text:style-name="T2">mknod /dev/globalmem c </text:span><text:bookmark text:name="MathJax-Element-90-Frame"/><text:bookmark text:name="MathJax-Span-1"/><text:bookmark text:name="MathJax-Span-2"/><text:bookmark text:name="MathJax-Span-3"/><text:span text:style-name="T20">(</text:span><text:bookmark text:name="MathJax-Span-4"/><text:span text:style-name="T21">m</text:span><text:bookmark text:name="MathJax-Span-5"/><text:span text:style-name="T21">a</text:span><text:bookmark text:name="MathJax-Span-6"/><text:span text:style-name="T21">j</text:span><text:bookmark text:name="MathJax-Span-7"/><text:span text:style-name="T21">o</text:span><text:bookmark text:name="MathJax-Span-8"/><text:span text:style-name="T21">r</text:span><text:bookmark text:name="MathJax-Span-9"/><text:span text:style-name="T20">)</text:span><text:bookmark text:name="MathJax-Span-10"/><text:span text:style-name="T20">0</text:span><text:bookmark text:name="MathJax-Span-11"/><text:bookmark text:name="MathJax-Span-12"/><text:bookmark text:name="MathJax-Span-13"/><text:span text:style-name="T19">注</text:span><text:bookmark text:name="MathJax-Span-14"/><text:bookmark text:name="MathJax-Span-15"/><text:bookmark text:name="MathJax-Span-16"/><text:span text:style-name="T19">：</text:span><text:bookmark text:name="MathJax-Span-17"/><text:span text:style-name="T21">c</text:span><text:bookmark text:name="MathJax-Span-18"/><text:bookmark text:name="MathJax-Span-19"/><text:bookmark text:name="MathJax-Span-20"/><text:span text:style-name="T19">表</text:span><text:bookmark text:name="MathJax-Span-21"/><text:bookmark text:name="MathJax-Span-22"/><text:bookmark text:name="MathJax-Span-23"/><text:span text:style-name="T19">示</text:span><text:bookmark text:name="MathJax-Span-24"/><text:bookmark text:name="MathJax-Span-25"/><text:bookmark text:name="MathJax-Span-26"/><text:span text:style-name="T19">面</text:span><text:bookmark text:name="MathJax-Span-27"/><text:bookmark text:name="MathJax-Span-28"/><text:bookmark text:name="MathJax-Span-29"/><text:span text:style-name="T19">向</text:span><text:bookmark text:name="MathJax-Span-30"/><text:bookmark text:name="MathJax-Span-31"/><text:bookmark text:name="MathJax-Span-32"/><text:span text:style-name="T19">字</text:span><text:bookmark text:name="MathJax-Span-33"/><text:bookmark text:name="MathJax-Span-34"/><text:bookmark text:name="MathJax-Span-35"/><text:span text:style-name="T19">符</text:span><text:bookmark text:name="MathJax-Span-36"/><text:bookmark text:name="MathJax-Span-37"/><text:bookmark text:name="MathJax-Span-38"/><text:span text:style-name="T19">设</text:span><text:bookmark text:name="MathJax-Span-39"/><text:bookmark text:name="MathJax-Span-40"/><text:bookmark text:name="MathJax-Span-41"/><text:span text:style-name="T19">备</text:span><text:bookmark text:name="MathJax-Span-42"/><text:span text:style-name="T20">0</text:span><text:bookmark text:name="MathJax-Span-43"/><text:bookmark text:name="MathJax-Span-44"/><text:bookmark text:name="MathJax-Span-45"/><text:span text:style-name="T19">表</text:span><text:bookmark text:name="MathJax-Span-46"/><text:bookmark text:name="MathJax-Span-47"/><text:bookmark text:name="MathJax-Span-48"/><text:span text:style-name="T19">示</text:span><text:bookmark text:name="MathJax-Span-49"/><text:bookmark text:name="MathJax-Span-50"/><text:bookmark text:name="MathJax-Span-51"/><text:span text:style-name="T19">次</text:span><text:bookmark text:name="MathJax-Span-52"/><text:bookmark text:name="MathJax-Span-53"/><text:bookmark text:name="MathJax-Span-54"/><text:span text:style-name="T19">设</text:span><text:bookmark text:name="MathJax-Span-55"/><text:bookmark text:name="MathJax-Span-56"/><text:bookmark text:name="MathJax-Span-57"/><text:span text:style-name="T19">备</text:span><text:bookmark text:name="MathJax-Span-58"/><text:bookmark text:name="MathJax-Span-59"/><text:bookmark text:name="MathJax-Span-60"/><text:span text:style-name="T19">号</text:span><text:span text:style-name="T2">(major)</text:span><text:span text:style-name="T9">表示主设备号（可通过</text:span><text:span text:style-name="T2">cat /proc/devices</text:span><text:span text:style-name="T9">查询）</text:span></text:p>
            </text:list-item>
            <text:list-item>
              <text:p text:style-name="P8"><text:span text:style-name="T9">在</text:span><text:span text:style-name="T2">root</text:span><text:span text:style-name="T9">状态下执行 </text:span><text:span text:style-name="T2">echo ‘hello drivers’ &gt; /dev/globalmem </text:span><text:span text:style-name="T9">（会执行</text:span><text:span text:style-name="T2">write</text:span><text:span text:style-name="T9">函数）</text:span><text:span text:style-name="T2"><text:line-break/></text:span><text:span text:style-name="T9">在</text:span><text:span text:style-name="T2">root</text:span><text:span text:style-name="T9">状态下执行 </text:span><text:span text:style-name="T2">cat /dev/globalmem </text:span><text:span text:style-name="T9">（会执行</text:span><text:span text:style-name="T2">read</text:span><text:span text:style-name="T9">函数） 会在控制终端显示“</text:span><text:span text:style-name="T2">hello drivers”</text:span></text:p>
            </text:list-item>
            <text:list-item>
              <text:p text:style-name="P7"><text:span text:style-name="Strong_20_Emphasis"><text:span text:style-name="T11">查看驱动主设备号 </text:span></text:span><text:span text:style-name="Strong_20_Emphasis"><text:span text:style-name="T4">cat /proc/devices</text:span></text:span><text:span text:style-name="T5"><text:line-break/></text:span><text:span text:style-name="Strong_20_Emphasis"><text:span text:style-name="T11">查看模块信息 </text:span></text:span><text:span text:style-name="Strong_20_Emphasis"><text:span text:style-name="T4">lsmod | grep “globalmem”</text:span></text:span><text:span text:style-name="T5"><text:line-break/></text:span><text:span text:style-name="Strong_20_Emphasis"><text:span text:style-name="T12">查看</text:span></text:span><text:span text:style-name="Strong_20_Emphasis"><text:span text:style-name="T5">printk</text:span></text:span><text:span text:style-name="Strong_20_Emphasis"><text:span text:style-name="T12">信息 </text:span></text:span><text:span text:style-name="Strong_20_Emphasis"><text:span text:style-name="T5">dmesg | tail (</text:span></text:span><text:span text:style-name="Strong_20_Emphasis"><text:span text:style-name="T12">实际上是查看</text:span></text:span><text:span text:style-name="Strong_20_Emphasis"><text:span text:style-name="T5">/var/log/messages</text:span></text:span><text:span text:style-name="Strong_20_Emphasis"><text:span text:style-name="T12">的信息</text:span></text:span><text:span text:style-name="Strong_20_Emphasis"><text:span text:style-name="T4">)</text:span></text:span>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TIXGeneral" svg:font-family="STIXGeneral"/>
    <style:font-face style:name="STIXGeneral1" svg:font-family="STIXGeneral, 'Arial Unicode MS', 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7:08:27.854153820</meta:creation-date>
    <dc:date>2019-08-20T17:09:48.799100675</dc:date>
    <meta:editing-duration>PT1M21S</meta:editing-duration>
    <meta:editing-cycles>1</meta:editing-cycles>
    <meta:document-statistic meta:table-count="0" meta:image-count="0" meta:object-count="0" meta:page-count="12" meta:paragraph-count="409" meta:word-count="2535" meta:character-count="12778" meta:non-whitespace-character-count="10250"/>
    <meta:generator>LibreOffice/5.1.6.2$Linux_X86_64 LibreOffice_project/10m0$Build-2</meta:generator>
  </office:meta>
</office:document-meta>
</file>